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33cm"/>
    </style:style>
    <style:style style:name="co2" style:family="table-column">
      <style:table-column-properties fo:break-before="auto" style:column-width="3.586cm"/>
    </style:style>
    <style:style style:name="co3" style:family="table-column">
      <style:table-column-properties fo:break-before="auto" style:column-width="3.942cm"/>
    </style:style>
    <style:style style:name="co4" style:family="table-column">
      <style:table-column-properties fo:break-before="auto" style:column-width="3.526cm"/>
    </style:style>
    <style:style style:name="co5" style:family="table-column">
      <style:table-column-properties fo:break-before="auto" style:column-width="1.148cm"/>
    </style:style>
    <style:style style:name="co17" style:family="table-column">
      <style:table-column-properties fo:break-before="auto" style:column-width="0.663cm"/>
    </style:style>
    <style:style style:name="co18" style:family="table-column">
      <style:table-column-properties fo:break-before="auto" style:column-width="1.974cm"/>
    </style:style>
    <style:style style:name="co19" style:family="table-column">
      <style:table-column-properties fo:break-before="auto" style:column-width="3.254cm"/>
    </style:style>
    <style:style style:name="co20" style:family="table-column">
      <style:table-column-properties fo:break-before="auto" style:column-width="1.711cm"/>
    </style:style>
    <style:style style:name="co21" style:family="table-column">
      <style:table-column-properties fo:break-before="auto" style:column-width="3.166cm"/>
    </style:style>
    <style:style style:name="co22" style:family="table-column">
      <style:table-column-properties fo:break-before="auto" style:column-width="4.971cm"/>
    </style:style>
    <style:style style:name="co23" style:family="table-column">
      <style:table-column-properties fo:break-before="auto" style:column-width="3.138cm"/>
    </style:style>
    <style:style style:name="co24" style:family="table-column">
      <style:table-column-properties fo:break-before="auto" style:column-width="2.847cm"/>
    </style:style>
    <style:style style:name="co25" style:family="table-column">
      <style:table-column-properties fo:break-before="auto" style:column-width="2.875cm"/>
    </style:style>
    <style:style style:name="co6" style:family="table-column">
      <style:table-column-properties fo:break-before="auto" style:column-width="2.258cm"/>
    </style:style>
    <style:style style:name="co26" style:family="table-column">
      <style:table-column-properties fo:break-before="auto" style:column-width="16.686cm"/>
    </style:style>
    <style:style style:name="co27" style:family="table-column">
      <style:table-column-properties fo:break-before="auto" style:column-width="2.494cm"/>
    </style:style>
    <style:style style:name="co9" style:family="table-column">
      <style:table-column-properties fo:break-before="auto" style:column-width="2.932cm"/>
    </style:style>
    <style:style style:name="co28" style:family="table-column">
      <style:table-column-properties fo:break-before="auto" style:column-width="2.337cm"/>
    </style:style>
    <style:style style:name="co29" style:family="table-column">
      <style:table-column-properties fo:break-before="auto" style:column-width="2.427cm"/>
    </style:style>
    <style:style style:name="co30" style:family="table-column">
      <style:table-column-properties fo:break-before="auto" style:column-width="4.893cm"/>
    </style:style>
    <style:style style:name="co31" style:family="table-column">
      <style:table-column-properties fo:break-before="auto" style:column-width="2.235cm"/>
    </style:style>
    <style:style style:name="co32" style:family="table-column">
      <style:table-column-properties fo:break-before="auto" style:column-width="2.731cm"/>
    </style:style>
    <style:style style:name="co33" style:family="table-column">
      <style:table-column-properties fo:break-before="auto" style:column-width="1.916cm"/>
    </style:style>
    <style:style style:name="co34" style:family="table-column">
      <style:table-column-properties fo:break-before="auto" style:column-width="3.108cm"/>
    </style:style>
    <style:style style:name="co35" style:family="table-column">
      <style:table-column-properties fo:break-before="auto" style:column-width="4.912cm"/>
    </style:style>
    <style:style style:name="co36" style:family="table-column">
      <style:table-column-properties fo:break-before="auto" style:column-width="1.392cm"/>
    </style:style>
    <style:style style:name="co37" style:family="table-column">
      <style:table-column-properties fo:break-before="auto" style:column-width="1.129cm"/>
    </style:style>
    <style:style style:name="co38" style:family="table-column">
      <style:table-column-properties fo:break-before="auto" style:column-width="2.872cm"/>
    </style:style>
    <style:style style:name="co39" style:family="table-column">
      <style:table-column-properties fo:break-before="auto" style:column-width="1.893cm"/>
    </style:style>
    <style:style style:name="co7" style:family="table-column">
      <style:table-column-properties fo:break-before="auto" style:column-width="0.704cm"/>
    </style:style>
    <style:style style:name="co40" style:family="table-column">
      <style:table-column-properties fo:break-before="auto" style:column-width="0.792cm"/>
    </style:style>
    <style:style style:name="co41" style:family="table-column">
      <style:table-column-properties fo:break-before="auto" style:column-width="2.307cm"/>
    </style:style>
    <style:style style:name="co44" style:family="table-column">
      <style:table-column-properties fo:break-before="auto" style:column-width="1.268cm"/>
    </style:style>
    <style:style style:name="co45" style:family="table-column">
      <style:table-column-properties fo:break-before="auto" style:column-width="1.803cm"/>
    </style:style>
    <style:style style:name="co46" style:family="table-column">
      <style:table-column-properties fo:break-before="auto" style:column-width="0.882cm"/>
    </style:style>
    <style:style style:name="co47" style:family="table-column">
      <style:table-column-properties fo:break-before="auto" style:column-width="1.298cm"/>
    </style:style>
    <style:style style:name="co48" style:family="table-column">
      <style:table-column-properties fo:break-before="auto" style:column-width="3.17cm"/>
    </style:style>
    <style:style style:name="co49" style:family="table-column">
      <style:table-column-properties fo:break-before="auto" style:column-width="3.2cm"/>
    </style:style>
    <style:style style:name="co50" style:family="table-column">
      <style:table-column-properties fo:break-before="auto" style:column-width="1.386cm"/>
    </style:style>
    <style:style style:name="co51" style:family="table-column">
      <style:table-column-properties fo:break-before="auto" style:column-width="2.902cm"/>
    </style:style>
    <style:style style:name="co52" style:family="table-column">
      <style:table-column-properties fo:break-before="auto" style:column-width="6.823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weight="normal" style:font-weight-asian="normal" style:font-weight-complex="normal"/>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data-style-name="N100">
      <style:text-properties style:text-position=""/>
    </style:style>
    <style:style style:name="ce10" style:family="table-cell" style:parent-style-name="Pivot_20_Table_20_Value">
      <style:table-cell-properties fo:border-bottom="none" fo:border-left="0.99pt solid #000000" fo:border-right="2.01pt solid #000000" fo:border-top="none"/>
      <style:text-properties style:text-position=""/>
    </style:style>
    <style:style style:name="ce11" style:family="table-cell" style:parent-style-name="Pivot_20_Table_20_Value">
      <style:table-cell-properties fo:border-bottom="0.99pt solid #000000" fo:border-left="0.99pt solid #000000" fo:border-right="2.01pt solid #000000" fo:border-top="none"/>
      <style:text-properties style:text-position=""/>
    </style:style>
    <style:style style:name="ce12" style:family="table-cell" style:parent-style-name="Pivot_20_Table_20_Result">
      <style:table-cell-properties fo:border-bottom="2.01pt solid #000000" fo:border-left="0.99pt solid #000000" fo:border-right="2.01pt solid #000000" fo:border-top="0.99pt solid #000000"/>
      <style:text-properties style:text-position=""/>
    </style:style>
    <style:style style:name="ce13" style:family="table-cell" style:parent-style-name="Default">
      <style:text-properties fo:color="#dc2300" style:text-position="" fo:font-weight="normal" style:font-weight-asian="normal" style:font-weight-complex="normal"/>
    </style:style>
    <style:style style:name="ce4" style:family="table-cell" style:parent-style-name="Pivot_20_Table_20_Field">
      <style:table-cell-properties fo:border-bottom="0.99pt solid #000000" fo:border-left="2.01pt solid #000000" fo:border-right="0.99pt solid #000000" fo:border-top="2.01pt solid #000000"/>
      <style:text-properties style:text-position=""/>
    </style:style>
    <style:style style:name="ce5" style:family="table-cell" style:parent-style-name="Pivot_20_Table_20_Category">
      <style:table-cell-properties fo:border-bottom="none" fo:border-left="2.01pt solid #000000" fo:border-right="0.99pt solid #000000" fo:border-top="0.99pt solid #000000"/>
      <style:text-properties style:text-position=""/>
    </style:style>
    <style:style style:name="ce6" style:family="table-cell" style:parent-style-name="Pivot_20_Table_20_Category">
      <style:table-cell-properties fo:border-bottom="none" fo:border-left="2.01pt solid #000000" fo:border-right="0.99pt solid #000000" fo:border-top="none"/>
      <style:text-properties style:text-position=""/>
    </style:style>
    <style:style style:name="ce7" style:family="table-cell" style:parent-style-name="Pivot_20_Table_20_Title">
      <style:table-cell-properties fo:border-bottom="2.01pt solid #000000" fo:border-left="2.01pt solid #000000" fo:border-right="0.99pt solid #000000" fo:border-top="0.99pt solid #000000"/>
      <style:text-properties style:text-position=""/>
    </style:style>
    <style:style style:name="ce8" style:family="table-cell" style:parent-style-name="Pivot_20_Table_20_Corner">
      <style:table-cell-properties fo:border-bottom="0.99pt solid #000000" fo:border-left="0.99pt solid #000000" fo:border-right="2.01pt solid #000000" fo:border-top="2.01pt solid #000000"/>
      <style:text-properties style:text-position=""/>
    </style:style>
    <style:style style:name="ce9" style:family="table-cell" style:parent-style-name="Pivot_20_Table_20_Value">
      <style:table-cell-properties fo:border-bottom="none" fo:border-left="0.99pt solid #000000" fo:border-right="2.01pt solid #000000" fo:border-top="0.99pt solid #000000"/>
      <style:text-properties style:text-position=""/>
    </style:style>
  </office:automatic-styles>
  <office:body>
    <office:spreadsheet>
      <table:table table:name="Target Pop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table:style-name="ce2" office:value-type="string">
            <text:p>Participant #1</text:p>
          </table:table-cell>
          <table:table-cell table:style-name="ce2" office:value-type="string">
            <text:p>Participant #2</text:p>
          </table:table-cell>
          <table:table-cell table:style-name="ce2" office:value-type="string">
            <text:p>Participant #3</text:p>
          </table:table-cell>
          <table:table-cell table:style-name="ce2" office:value-type="string">
            <text:p>Total</text:p>
          </table:table-cell>
        </table:table-row>
        <table:table-row table:style-name="ro1">
          <table:table-cell office:value-type="string">
            <text:p>Group 1</text:p>
          </table:table-cell>
          <table:table-cell office:value-type="string">
            <text:p>Riyaadh</text:p>
          </table:table-cell>
          <table:table-cell office:value-type="string">
            <text:p><text:s/>Richard</text:p>
          </table:table-cell>
          <table:table-cell office:value-type="string">
            <text:p><text:s/>Dominic</text:p>
          </table:table-cell>
          <table:table-cell table:formula="of:=COUNTA([.B2:.D2])" office:value-type="float" office:value="3">
            <text:p>3</text:p>
          </table:table-cell>
        </table:table-row>
        <table:table-row table:style-name="ro1">
          <table:table-cell office:value-type="string">
            <text:p>Group 2</text:p>
          </table:table-cell>
          <table:table-cell office:value-type="string">
            <text:p>Nkosi</text:p>
          </table:table-cell>
          <table:table-cell office:value-type="string">
            <text:p><text:s/>Kulani</text:p>
          </table:table-cell>
          <table:table-cell office:value-type="string">
            <text:p><text:s/>Henry</text:p>
          </table:table-cell>
          <table:table-cell table:formula="of:=COUNTA([.B3:.D3])" office:value-type="float" office:value="3">
            <text:p>3</text:p>
          </table:table-cell>
        </table:table-row>
        <table:table-row table:style-name="ro1">
          <table:table-cell office:value-type="string">
            <text:p>Group 3</text:p>
          </table:table-cell>
          <table:table-cell office:value-type="string">
            <text:p>Deon</text:p>
          </table:table-cell>
          <table:table-cell office:value-type="string">
            <text:p><text:s/>Lutando</text:p>
          </table:table-cell>
          <table:table-cell office:value-type="string">
            <text:p><text:s/>Jarred</text:p>
          </table:table-cell>
          <table:table-cell table:formula="of:=COUNTA([.B4:.D4])" office:value-type="float" office:value="3">
            <text:p>3</text:p>
          </table:table-cell>
        </table:table-row>
        <table:table-row table:style-name="ro1">
          <table:table-cell office:value-type="string">
            <text:p>Group 4</text:p>
          </table:table-cell>
          <table:table-cell office:value-type="string">
            <text:p>Joanne</text:p>
          </table:table-cell>
          <table:table-cell office:value-type="string">
            <text:p><text:s/>Justin</text:p>
          </table:table-cell>
          <table:table-cell office:value-type="string">
            <text:p><text:s/>Marco</text:p>
          </table:table-cell>
          <table:table-cell table:formula="of:=COUNTA([.B5:.D5])" office:value-type="float" office:value="3">
            <text:p>3</text:p>
          </table:table-cell>
        </table:table-row>
        <table:table-row table:style-name="ro1">
          <table:table-cell office:value-type="string">
            <text:p>Group 5</text:p>
          </table:table-cell>
          <table:table-cell office:value-type="string">
            <text:p>Tim</text:p>
          </table:table-cell>
          <table:table-cell office:value-type="string">
            <text:p><text:s/>Michiel</text:p>
          </table:table-cell>
          <table:table-cell office:value-type="string">
            <text:p><text:s/>Sascha</text:p>
          </table:table-cell>
          <table:table-cell table:formula="of:=COUNTA([.B6:.D6])" office:value-type="float" office:value="3">
            <text:p>3</text:p>
          </table:table-cell>
        </table:table-row>
        <table:table-row table:style-name="ro1">
          <table:table-cell office:value-type="string">
            <text:p>Group 6</text:p>
          </table:table-cell>
          <table:table-cell office:value-type="string">
            <text:p>Reitumetse Chaka</text:p>
          </table:table-cell>
          <table:table-cell office:value-type="string">
            <text:p><text:s/>Ratshidaho Rotondwa</text:p>
          </table:table-cell>
          <table:table-cell/>
          <table:table-cell table:formula="of:=COUNTA([.B7:.D7])" office:value-type="float" office:value="2">
            <text:p>2</text:p>
          </table:table-cell>
        </table:table-row>
        <table:table-row table:style-name="ro1">
          <table:table-cell table:style-name="ce1" office:value-type="string">
            <text:p>Group 7</text:p>
          </table:table-cell>
          <table:table-cell office:value-type="string">
            <text:p>Richard Pieterse</text:p>
          </table:table-cell>
          <table:table-cell office:value-type="string">
            <text:p><text:s/>Ryan Mazzolini</text:p>
          </table:table-cell>
          <table:table-cell office:value-type="string">
            <text:p><text:s/>Bryan Davies</text:p>
          </table:table-cell>
          <table:table-cell table:formula="of:=COUNTA([.B8:.D8])" office:value-type="float" office:value="3">
            <text:p>3</text:p>
          </table:table-cell>
        </table:table-row>
        <table:table-row table:style-name="ro1">
          <table:table-cell office:value-type="string">
            <text:p>Group 8</text:p>
          </table:table-cell>
          <table:table-cell office:value-type="string">
            <text:p>Taariq Mullins</text:p>
          </table:table-cell>
          <table:table-cell office:value-type="string">
            <text:p><text:s/>Bilo Lwabona</text:p>
          </table:table-cell>
          <table:table-cell office:value-type="string">
            <text:p><text:s/>Henk Van Jaarsveld</text:p>
          </table:table-cell>
          <table:table-cell table:formula="of:=COUNTA([.B9:.D9])" office:value-type="float" office:value="3">
            <text:p>3</text:p>
          </table:table-cell>
        </table:table-row>
        <table:table-row table:style-name="ro1">
          <table:table-cell office:value-type="string">
            <text:p>Group 9</text:p>
          </table:table-cell>
          <table:table-cell office:value-type="string">
            <text:p>Kaitlyn</text:p>
          </table:table-cell>
          <table:table-cell office:value-type="string">
            <text:p><text:s/>Donovan F.</text:p>
          </table:table-cell>
          <table:table-cell office:value-type="string">
            <text:p><text:s/>George</text:p>
          </table:table-cell>
          <table:table-cell table:formula="of:=COUNTA([.B10:.D10])" office:value-type="float" office:value="3">
            <text:p>3</text:p>
          </table:table-cell>
        </table:table-row>
        <table:table-row table:style-name="ro1">
          <table:table-cell office:value-type="string">
            <text:p>Group 10</text:p>
          </table:table-cell>
          <table:table-cell office:value-type="string">
            <text:p>Julian</text:p>
          </table:table-cell>
          <table:table-cell office:value-type="string">
            <text:p><text:s/>Tatenda</text:p>
          </table:table-cell>
          <table:table-cell office:value-type="string">
            <text:p><text:s/>Simba</text:p>
          </table:table-cell>
          <table:table-cell table:formula="of:=COUNTA([.B11:.D11])" office:value-type="float" office:value="3">
            <text:p>3</text:p>
          </table:table-cell>
        </table:table-row>
        <table:table-row table:style-name="ro1">
          <table:table-cell office:value-type="string">
            <text:p>Group 11</text:p>
          </table:table-cell>
          <table:table-cell office:value-type="string">
            <text:p>Donovan Thomson</text:p>
          </table:table-cell>
          <table:table-cell office:value-type="string">
            <text:p><text:s/>Sashen Singh</text:p>
          </table:table-cell>
          <table:table-cell office:value-type="string">
            <text:p><text:s/>Tsu-Shiuan Lin</text:p>
          </table:table-cell>
          <table:table-cell table:formula="of:=COUNTA([.B12:.D12])" office:value-type="float" office:value="3">
            <text:p>3</text:p>
          </table:table-cell>
        </table:table-row>
        <table:table-row table:style-name="ro1">
          <table:table-cell office:value-type="string">
            <text:p>Group 12</text:p>
          </table:table-cell>
          <table:table-cell office:value-type="string">
            <text:p>Maoyi Molulaqhooa</text:p>
          </table:table-cell>
          <table:table-cell office:value-type="string">
            <text:p><text:s/>Macanda Sanele</text:p>
          </table:table-cell>
          <table:table-cell/>
          <table:table-cell table:formula="of:=COUNTA([.B13:.D13])" office:value-type="float" office:value="2">
            <text:p>2</text:p>
          </table:table-cell>
        </table:table-row>
      </table:table>
      <table:table table:name="Storage Use Frequency" table:style-name="ta1">
        <office:forms form:automatic-focus="false" form:apply-design-mode="false"/>
        <table:table-column table:style-name="co7" table:default-cell-style-name="Default"/>
        <table:table-column table:style-name="co44" table:default-cell-style-name="Default"/>
        <table:table-column table:style-name="co9" table:default-cell-style-name="Default"/>
        <table:table-column table:style-name="co45" table:default-cell-style-name="Default"/>
        <table:table-column table:style-name="co9" table:default-cell-style-name="Default"/>
        <table:table-column table:style-name="co46" table:default-cell-style-name="Default"/>
        <table:table-column table:style-name="co9" table:default-cell-style-name="Default"/>
        <table:table-column table:style-name="co6" table:number-columns-repeated="2" table:default-cell-style-name="Default"/>
        <table:table-column table:style-name="co47" table:default-cell-style-name="Default"/>
        <table:table-column table:style-name="co6" table:number-columns-repeated="12" table:default-cell-style-name="Default"/>
        <table:table-row table:style-name="ro1">
          <table:table-cell office:value-type="string">
            <text:p>ID</text:p>
          </table:table-cell>
          <table:table-cell/>
          <table:table-cell office:value-type="string">
            <text:p>Cloud</text:p>
          </table:table-cell>
          <table:table-cell/>
          <table:table-cell office:value-type="string">
            <text:p>Database</text:p>
          </table:table-cell>
          <table:table-cell/>
          <table:table-cell office:value-type="string">
            <text:p>File</text:p>
          </table:table-cell>
          <table:table-cell/>
          <table:table-cell office:value-type="string">
            <text:p>Frequency</text:p>
          </table:table-cell>
          <table:table-cell office:value-type="string">
            <text:p>CODE</text:p>
          </table:table-cell>
          <table:table-cell table:number-columns-repeated="2"/>
          <table:table-cell office:value-type="string">
            <text:p>Storage</text:p>
          </table:table-cell>
          <table:table-cell office:value-type="string">
            <text:p>Frequency</text:p>
          </table:table-cell>
          <table:table-cell office:value-type="string">
            <text:p>Code</text:p>
          </table:table-cell>
          <table:table-cell office:value-type="string">
            <text:p>Key</text:p>
          </table:table-cell>
          <table:table-cell office:value-type="string">
            <text:p>Count</text:p>
          </table:table-cell>
          <table:table-cell table:number-columns-repeated="2"/>
          <table:table-cell office:value-type="string">
            <text:p>Storage</text:p>
          </table:table-cell>
          <table:table-cell office:value-type="string">
            <text:p>Frequency</text:p>
          </table:table-cell>
          <table:table-cell office:value-type="string">
            <text:p>Count</text:p>
          </table:table-cell>
        </table:table-row>
        <table:table-row table:style-name="ro1">
          <table:table-cell office:value-type="float" office:value="11">
            <text:p>11</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Not at all</text:p>
          </table:table-cell>
          <table:table-cell/>
          <table:table-cell office:value-type="string">
            <text:p>Not at all</text:p>
          </table:table-cell>
          <table:table-cell office:value-type="float" office:value="1">
            <text:p>1</text:p>
          </table:table-cell>
          <table:table-cell table:number-columns-repeated="2"/>
          <table:table-cell office:value-type="string">
            <text:p>Cloud</text:p>
          </table:table-cell>
          <table:table-cell office:value-type="string">
            <text:p>Not at all</text:p>
          </table:table-cell>
          <table:table-cell table:formula="of:=VLOOKUP([.N2]; [.$I$1:.$J$6]; 2; 0)" office:value-type="float" office:value="1">
            <text:p>1</text:p>
          </table:table-cell>
          <table:table-cell table:formula="of:=CONCATENATE(TRIM([.M2]);TRIM([.N2]))" office:value-type="string" office:string-value="CloudNot at all">
            <text:p>CloudNot at all</text:p>
          </table:table-cell>
          <table:table-cell office:value-type="float" office:value="1">
            <text:p>1</text:p>
          </table:table-cell>
          <table:table-cell table:number-columns-repeated="2"/>
          <table:table-cell office:value-type="string">
            <text:p>Cloud</text:p>
          </table:table-cell>
          <table:table-cell office:value-type="string">
            <text:p>Not at all</text:p>
          </table:table-cell>
          <table:table-cell table:formula="of:=SUMIF([.$P$1:.$P$79]; CONCATENATE(TRIM([.T2]);TRIM([.U2])); [.$Q$1:.$Q$79])" office:value-type="float" office:value="13">
            <text:p>13</text:p>
          </table:table-cell>
        </table:table-row>
        <table:table-row table:style-name="ro1">
          <table:table-cell office:value-type="float" office:value="27">
            <text:p>27</text:p>
          </table:table-cell>
          <table:table-cell office:value-type="string">
            <text:p>Cloud</text:p>
          </table:table-cell>
          <table:table-cell office:value-type="string">
            <text:p>Not at all</text:p>
          </table:table-cell>
          <table:table-cell office:value-type="string">
            <text:p>Database</text:p>
          </table:table-cell>
          <table:table-cell office:value-type="string">
            <text:p>All the time</text:p>
          </table:table-cell>
          <table:table-cell office:value-type="string">
            <text:p>File</text:p>
          </table:table-cell>
          <table:table-cell office:value-type="string">
            <text:p>Some of the time</text:p>
          </table:table-cell>
          <table:table-cell/>
          <table:table-cell office:value-type="string">
            <text:p>Most of the time</text:p>
          </table:table-cell>
          <table:table-cell office:value-type="float" office:value="2">
            <text:p>2</text:p>
          </table:table-cell>
          <table:table-cell table:number-columns-repeated="2"/>
          <table:table-cell office:value-type="string">
            <text:p>Cloud</text:p>
          </table:table-cell>
          <table:table-cell office:value-type="string">
            <text:p>Not at all</text:p>
          </table:table-cell>
          <table:table-cell table:formula="of:=VLOOKUP([.N3]; [.$I$1:.$J$6]; 2; 0)" office:value-type="float" office:value="1">
            <text:p>1</text:p>
          </table:table-cell>
          <table:table-cell table:formula="of:=CONCATENATE(TRIM([.M3]);TRIM([.N3]))" office:value-type="string" office:string-value="CloudNot at all">
            <text:p>CloudNot at all</text:p>
          </table:table-cell>
          <table:table-cell office:value-type="float" office:value="1">
            <text:p>1</text:p>
          </table:table-cell>
          <table:table-cell table:number-columns-repeated="2"/>
          <table:table-cell office:value-type="string">
            <text:p>Cloud</text:p>
          </table:table-cell>
          <table:table-cell office:value-type="string">
            <text:p>Most of the time</text:p>
          </table:table-cell>
          <table:table-cell table:formula="of:=SUMIF([.$P$1:.$P$79]; CONCATENATE(TRIM([.T3]);TRIM([.U3])); [.$Q$1:.$Q$79])" office:value-type="float" office:value="0">
            <text:p>0</text:p>
          </table:table-cell>
        </table:table-row>
        <table:table-row table:style-name="ro1">
          <table:table-cell office:value-type="float" office:value="29">
            <text:p>29</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All the time</text:p>
          </table:table-cell>
          <table:table-cell office:value-type="string">
            <text:p>File</text:p>
          </table:table-cell>
          <table:table-cell office:value-type="string">
            <text:p>Rarely</text:p>
          </table:table-cell>
          <table:table-cell/>
          <table:table-cell office:value-type="string">
            <text:p>Some of the time</text:p>
          </table:table-cell>
          <table:table-cell office:value-type="float" office:value="3">
            <text:p>3</text:p>
          </table:table-cell>
          <table:table-cell table:number-columns-repeated="2"/>
          <table:table-cell office:value-type="string">
            <text:p>Cloud</text:p>
          </table:table-cell>
          <table:table-cell office:value-type="string">
            <text:p>Some of the time</text:p>
          </table:table-cell>
          <table:table-cell table:formula="of:=VLOOKUP([.N4]; [.$I$1:.$J$6]; 2; 0)" office:value-type="float" office:value="3">
            <text:p>3</text:p>
          </table:table-cell>
          <table:table-cell table:formula="of:=CONCATENATE(TRIM([.M4]);TRIM([.N4]))" office:value-type="string" office:string-value="CloudSome of the time">
            <text:p>CloudSome of the time</text:p>
          </table:table-cell>
          <table:table-cell office:value-type="float" office:value="1">
            <text:p>1</text:p>
          </table:table-cell>
          <table:table-cell table:number-columns-repeated="2"/>
          <table:table-cell office:value-type="string">
            <text:p>Cloud</text:p>
          </table:table-cell>
          <table:table-cell office:value-type="string">
            <text:p>Some of the time</text:p>
          </table:table-cell>
          <table:table-cell table:formula="of:=SUMIF([.$P$1:.$P$79]; CONCATENATE(TRIM([.T4]);TRIM([.U4])); [.$Q$1:.$Q$79])" office:value-type="float" office:value="5">
            <text:p>5</text:p>
          </table:table-cell>
        </table:table-row>
        <table:table-row table:style-name="ro1">
          <table:table-cell office:value-type="float" office:value="31">
            <text:p>31</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All the time</text:p>
          </table:table-cell>
          <table:table-cell/>
          <table:table-cell office:value-type="string">
            <text:p>Rarely</text:p>
          </table:table-cell>
          <table:table-cell office:value-type="float" office:value="4">
            <text:p>4</text:p>
          </table:table-cell>
          <table:table-cell table:number-columns-repeated="2"/>
          <table:table-cell office:value-type="string">
            <text:p>Cloud</text:p>
          </table:table-cell>
          <table:table-cell office:value-type="string">
            <text:p>Not at all</text:p>
          </table:table-cell>
          <table:table-cell table:formula="of:=VLOOKUP([.N5]; [.$I$1:.$J$6]; 2; 0)" office:value-type="float" office:value="1">
            <text:p>1</text:p>
          </table:table-cell>
          <table:table-cell table:formula="of:=CONCATENATE(TRIM([.M5]);TRIM([.N5]))" office:value-type="string" office:string-value="CloudNot at all">
            <text:p>CloudNot at all</text:p>
          </table:table-cell>
          <table:table-cell office:value-type="float" office:value="1">
            <text:p>1</text:p>
          </table:table-cell>
          <table:table-cell table:number-columns-repeated="2"/>
          <table:table-cell office:value-type="string">
            <text:p>Cloud</text:p>
          </table:table-cell>
          <table:table-cell office:value-type="string">
            <text:p>Rarely</text:p>
          </table:table-cell>
          <table:table-cell table:formula="of:=SUMIF([.$P$1:.$P$79]; CONCATENATE(TRIM([.T5]);TRIM([.U5])); [.$Q$1:.$Q$79])" office:value-type="float" office:value="8">
            <text:p>8</text:p>
          </table:table-cell>
        </table:table-row>
        <table:table-row table:style-name="ro1">
          <table:table-cell office:value-type="float" office:value="41">
            <text:p>41</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table-cell office:value-type="string">
            <text:p>All the time</text:p>
          </table:table-cell>
          <table:table-cell office:value-type="float" office:value="5">
            <text:p>5</text:p>
          </table:table-cell>
          <table:table-cell table:number-columns-repeated="2"/>
          <table:table-cell office:value-type="string">
            <text:p>Cloud</text:p>
          </table:table-cell>
          <table:table-cell office:value-type="string">
            <text:p>Not at all</text:p>
          </table:table-cell>
          <table:table-cell table:formula="of:=VLOOKUP([.N6]; [.$I$1:.$J$6]; 2; 0)" office:value-type="float" office:value="1">
            <text:p>1</text:p>
          </table:table-cell>
          <table:table-cell table:formula="of:=CONCATENATE(TRIM([.M6]);TRIM([.N6]))" office:value-type="string" office:string-value="CloudNot at all">
            <text:p>CloudNot at all</text:p>
          </table:table-cell>
          <table:table-cell office:value-type="float" office:value="1">
            <text:p>1</text:p>
          </table:table-cell>
          <table:table-cell table:number-columns-repeated="2"/>
          <table:table-cell office:value-type="string">
            <text:p>Cloud</text:p>
          </table:table-cell>
          <table:table-cell office:value-type="string">
            <text:p>All the time</text:p>
          </table:table-cell>
          <table:table-cell table:formula="of:=SUMIF([.$P$1:.$P$79]; CONCATENATE(TRIM([.T6]);TRIM([.U6])); [.$Q$1:.$Q$79])" office:value-type="float" office:value="0">
            <text:p>0</text:p>
          </table:table-cell>
        </table:table-row>
        <table:table-row table:style-name="ro1">
          <table:table-cell office:value-type="float" office:value="33">
            <text:p>33</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7]; [.$I$1:.$J$6]; 2; 0)" office:value-type="float" office:value="1">
            <text:p>1</text:p>
          </table:table-cell>
          <table:table-cell table:formula="of:=CONCATENATE(TRIM([.M7]);TRIM([.N7]))" office:value-type="string" office:string-value="CloudNot at all">
            <text:p>CloudNot at all</text:p>
          </table:table-cell>
          <table:table-cell office:value-type="float" office:value="1">
            <text:p>1</text:p>
          </table:table-cell>
          <table:table-cell table:number-columns-repeated="2"/>
          <table:table-cell office:value-type="string">
            <text:p>Database</text:p>
          </table:table-cell>
          <table:table-cell office:value-type="string">
            <text:p>Not at all</text:p>
          </table:table-cell>
          <table:table-cell table:formula="of:=SUMIF([.$P$1:.$P$79]; CONCATENATE(TRIM([.T7]);TRIM([.U7])); [.$Q$1:.$Q$79])" office:value-type="float" office:value="0">
            <text:p>0</text:p>
          </table:table-cell>
        </table:table-row>
        <table:table-row table:style-name="ro1">
          <table:table-cell office:value-type="float" office:value="30">
            <text:p>30</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8]; [.$I$1:.$J$6]; 2; 0)" office:value-type="float" office:value="1">
            <text:p>1</text:p>
          </table:table-cell>
          <table:table-cell table:formula="of:=CONCATENATE(TRIM([.M8]);TRIM([.N8]))" office:value-type="string" office:string-value="CloudNot at all">
            <text:p>CloudNot at all</text:p>
          </table:table-cell>
          <table:table-cell office:value-type="float" office:value="1">
            <text:p>1</text:p>
          </table:table-cell>
          <table:table-cell table:number-columns-repeated="2"/>
          <table:table-cell office:value-type="string">
            <text:p>Database</text:p>
          </table:table-cell>
          <table:table-cell office:value-type="string">
            <text:p>Most of the time</text:p>
          </table:table-cell>
          <table:table-cell table:formula="of:=SUMIF([.$P$1:.$P$79]; CONCATENATE(TRIM([.T8]);TRIM([.U8])); [.$Q$1:.$Q$79])" office:value-type="float" office:value="7">
            <text:p>7</text:p>
          </table:table-cell>
        </table:table-row>
        <table:table-row table:style-name="ro1">
          <table:table-cell office:value-type="float" office:value="43">
            <text:p>43</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Some of the time</text:p>
          </table:table-cell>
          <table:table-cell table:formula="of:=VLOOKUP([.N9]; [.$I$1:.$J$6]; 2; 0)" office:value-type="float" office:value="3">
            <text:p>3</text:p>
          </table:table-cell>
          <table:table-cell table:formula="of:=CONCATENATE(TRIM([.M9]);TRIM([.N9]))" office:value-type="string" office:string-value="CloudSome of the time">
            <text:p>CloudSome of the time</text:p>
          </table:table-cell>
          <table:table-cell office:value-type="float" office:value="1">
            <text:p>1</text:p>
          </table:table-cell>
          <table:table-cell table:number-columns-repeated="2"/>
          <table:table-cell office:value-type="string">
            <text:p>Database</text:p>
          </table:table-cell>
          <table:table-cell office:value-type="string">
            <text:p>Some of the time</text:p>
          </table:table-cell>
          <table:table-cell table:formula="of:=SUMIF([.$P$1:.$P$79]; CONCATENATE(TRIM([.T9]);TRIM([.U9])); [.$Q$1:.$Q$79])" office:value-type="float" office:value="10">
            <text:p>10</text:p>
          </table:table-cell>
        </table:table-row>
        <table:table-row table:style-name="ro1">
          <table:table-cell office:value-type="float" office:value="35">
            <text:p>35</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Rarely</text:p>
          </table:table-cell>
          <table:table-cell table:formula="of:=VLOOKUP([.N10]; [.$I$1:.$J$6]; 2; 0)" office:value-type="float" office:value="4">
            <text:p>4</text:p>
          </table:table-cell>
          <table:table-cell table:formula="of:=CONCATENATE(TRIM([.M10]);TRIM([.N10]))" office:value-type="string" office:string-value="CloudRarely">
            <text:p>CloudRarely</text:p>
          </table:table-cell>
          <table:table-cell office:value-type="float" office:value="1">
            <text:p>1</text:p>
          </table:table-cell>
          <table:table-cell table:number-columns-repeated="2"/>
          <table:table-cell office:value-type="string">
            <text:p>Database</text:p>
          </table:table-cell>
          <table:table-cell office:value-type="string">
            <text:p>Rarely</text:p>
          </table:table-cell>
          <table:table-cell table:formula="of:=SUMIF([.$P$1:.$P$79]; CONCATENATE(TRIM([.T10]);TRIM([.U10])); [.$Q$1:.$Q$79])" office:value-type="float" office:value="5">
            <text:p>5</text:p>
          </table:table-cell>
        </table:table-row>
        <table:table-row table:style-name="ro1">
          <table:table-cell office:value-type="float" office:value="37">
            <text:p>37</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Rarely</text:p>
          </table:table-cell>
          <table:table-cell table:formula="of:=VLOOKUP([.N11]; [.$I$1:.$J$6]; 2; 0)" office:value-type="float" office:value="4">
            <text:p>4</text:p>
          </table:table-cell>
          <table:table-cell table:formula="of:=CONCATENATE(TRIM([.M11]);TRIM([.N11]))" office:value-type="string" office:string-value="CloudRarely">
            <text:p>CloudRarely</text:p>
          </table:table-cell>
          <table:table-cell office:value-type="float" office:value="1">
            <text:p>1</text:p>
          </table:table-cell>
          <table:table-cell table:number-columns-repeated="2"/>
          <table:table-cell office:value-type="string">
            <text:p>Database</text:p>
          </table:table-cell>
          <table:table-cell office:value-type="string">
            <text:p>All the time</text:p>
          </table:table-cell>
          <table:table-cell table:formula="of:=SUMIF([.$P$1:.$P$79]; CONCATENATE(TRIM([.T11]);TRIM([.U11])); [.$Q$1:.$Q$79])" office:value-type="float" office:value="4">
            <text:p>4</text:p>
          </table:table-cell>
        </table:table-row>
        <table:table-row table:style-name="ro1">
          <table:table-cell office:value-type="float" office:value="38">
            <text:p>38</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Not at all</text:p>
          </table:table-cell>
          <table:table-cell table:formula="of:=VLOOKUP([.N12]; [.$I$1:.$J$6]; 2; 0)" office:value-type="float" office:value="1">
            <text:p>1</text:p>
          </table:table-cell>
          <table:table-cell table:formula="of:=CONCATENATE(TRIM([.M12]);TRIM([.N12]))" office:value-type="string" office:string-value="CloudNot at all">
            <text:p>CloudNot at all</text:p>
          </table:table-cell>
          <table:table-cell office:value-type="float" office:value="1">
            <text:p>1</text:p>
          </table:table-cell>
          <table:table-cell table:number-columns-repeated="2"/>
          <table:table-cell office:value-type="string">
            <text:p>File</text:p>
          </table:table-cell>
          <table:table-cell office:value-type="string">
            <text:p>Not at all</text:p>
          </table:table-cell>
          <table:table-cell table:formula="of:=SUMIF([.$P$1:.$P$79]; CONCATENATE(TRIM([.T12]);TRIM([.U12])); [.$Q$1:.$Q$79])" office:value-type="float" office:value="1">
            <text:p>1</text:p>
          </table:table-cell>
        </table:table-row>
        <table:table-row table:style-name="ro1">
          <table:table-cell office:value-type="float" office:value="12">
            <text:p>12</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3]; [.$I$1:.$J$6]; 2; 0)" office:value-type="float" office:value="4">
            <text:p>4</text:p>
          </table:table-cell>
          <table:table-cell table:formula="of:=CONCATENATE(TRIM([.M13]);TRIM([.N13]))" office:value-type="string" office:string-value="CloudRarely">
            <text:p>CloudRarely</text:p>
          </table:table-cell>
          <table:table-cell office:value-type="float" office:value="1">
            <text:p>1</text:p>
          </table:table-cell>
          <table:table-cell table:number-columns-repeated="2"/>
          <table:table-cell office:value-type="string">
            <text:p>File</text:p>
          </table:table-cell>
          <table:table-cell office:value-type="string">
            <text:p>Most of the time</text:p>
          </table:table-cell>
          <table:table-cell table:formula="of:=SUMIF([.$P$1:.$P$79]; CONCATENATE(TRIM([.T13]);TRIM([.U13])); [.$Q$1:.$Q$79])" office:value-type="float" office:value="6">
            <text:p>6</text:p>
          </table:table-cell>
        </table:table-row>
        <table:table-row table:style-name="ro1">
          <table:table-cell office:value-type="float" office:value="24">
            <text:p>24</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Not at all</text:p>
          </table:table-cell>
          <table:table-cell table:formula="of:=VLOOKUP([.N14]; [.$I$1:.$J$6]; 2; 0)" office:value-type="float" office:value="1">
            <text:p>1</text:p>
          </table:table-cell>
          <table:table-cell table:formula="of:=CONCATENATE(TRIM([.M14]);TRIM([.N14]))" office:value-type="string" office:string-value="CloudNot at all">
            <text:p>CloudNot at all</text:p>
          </table:table-cell>
          <table:table-cell office:value-type="float" office:value="1">
            <text:p>1</text:p>
          </table:table-cell>
          <table:table-cell table:number-columns-repeated="2"/>
          <table:table-cell office:value-type="string">
            <text:p>File</text:p>
          </table:table-cell>
          <table:table-cell office:value-type="string">
            <text:p>Some of the time</text:p>
          </table:table-cell>
          <table:table-cell table:formula="of:=SUMIF([.$P$1:.$P$79]; CONCATENATE(TRIM([.T14]);TRIM([.U14])); [.$Q$1:.$Q$79])" office:value-type="float" office:value="8">
            <text:p>8</text:p>
          </table:table-cell>
        </table:table-row>
        <table:table-row table:style-name="ro1">
          <table:table-cell office:value-type="float" office:value="42">
            <text:p>42</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15]; [.$I$1:.$J$6]; 2; 0)" office:value-type="float" office:value="1">
            <text:p>1</text:p>
          </table:table-cell>
          <table:table-cell table:formula="of:=CONCATENATE(TRIM([.M15]);TRIM([.N15]))" office:value-type="string" office:string-value="CloudNot at all">
            <text:p>CloudNot at all</text:p>
          </table:table-cell>
          <table:table-cell office:value-type="float" office:value="1">
            <text:p>1</text:p>
          </table:table-cell>
          <table:table-cell table:number-columns-repeated="2"/>
          <table:table-cell office:value-type="string">
            <text:p>File</text:p>
          </table:table-cell>
          <table:table-cell office:value-type="string">
            <text:p>Rarely</text:p>
          </table:table-cell>
          <table:table-cell table:formula="of:=SUMIF([.$P$1:.$P$79]; CONCATENATE(TRIM([.T15]);TRIM([.U15])); [.$Q$1:.$Q$79])" office:value-type="float" office:value="5">
            <text:p>5</text:p>
          </table:table-cell>
        </table:table-row>
        <table:table-row table:style-name="ro1">
          <table:table-cell office:value-type="float" office:value="17">
            <text:p>17</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Not at all</text:p>
          </table:table-cell>
          <table:table-cell table:formula="of:=VLOOKUP([.N16]; [.$I$1:.$J$6]; 2; 0)" office:value-type="float" office:value="1">
            <text:p>1</text:p>
          </table:table-cell>
          <table:table-cell table:formula="of:=CONCATENATE(TRIM([.M16]);TRIM([.N16]))" office:value-type="string" office:string-value="CloudNot at all">
            <text:p>CloudNot at all</text:p>
          </table:table-cell>
          <table:table-cell office:value-type="float" office:value="1">
            <text:p>1</text:p>
          </table:table-cell>
          <table:table-cell table:number-columns-repeated="2"/>
          <table:table-cell office:value-type="string">
            <text:p>File</text:p>
          </table:table-cell>
          <table:table-cell office:value-type="string">
            <text:p>All the time</text:p>
          </table:table-cell>
          <table:table-cell table:formula="of:=SUMIF([.$P$1:.$P$79]; CONCATENATE(TRIM([.T16]);TRIM([.U16])); [.$Q$1:.$Q$79])" office:value-type="float" office:value="6">
            <text:p>6</text:p>
          </table:table-cell>
        </table:table-row>
        <table:table-row table:style-name="ro1">
          <table:table-cell office:value-type="float" office:value="22">
            <text:p>22</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Some of the time</text:p>
          </table:table-cell>
          <table:table-cell table:formula="of:=VLOOKUP([.N17]; [.$I$1:.$J$6]; 2; 0)" office:value-type="float" office:value="3">
            <text:p>3</text:p>
          </table:table-cell>
          <table:table-cell table:formula="of:=CONCATENATE(TRIM([.M17]);TRIM([.N17]))" office:value-type="string" office:string-value="CloudSome of the time">
            <text:p>CloudSome of the time</text:p>
          </table:table-cell>
          <table:table-cell office:value-type="float" office:value="1">
            <text:p>1</text:p>
          </table:table-cell>
          <table:table-cell table:number-columns-repeated="5"/>
        </table:table-row>
        <table:table-row table:style-name="ro1">
          <table:table-cell office:value-type="float" office:value="16">
            <text:p>16</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8]; [.$I$1:.$J$6]; 2; 0)" office:value-type="float" office:value="4">
            <text:p>4</text:p>
          </table:table-cell>
          <table:table-cell table:formula="of:=CONCATENATE(TRIM([.M18]);TRIM([.N18]))" office:value-type="string" office:string-value="CloudRarely">
            <text:p>CloudRarely</text:p>
          </table:table-cell>
          <table:table-cell office:value-type="float" office:value="1">
            <text:p>1</text:p>
          </table:table-cell>
          <table:table-cell table:number-columns-repeated="5"/>
        </table:table-row>
        <table:table-row table:style-name="ro1">
          <table:table-cell office:value-type="float" office:value="19">
            <text:p>19</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9]; [.$I$1:.$J$6]; 2; 0)" office:value-type="float" office:value="4">
            <text:p>4</text:p>
          </table:table-cell>
          <table:table-cell table:formula="of:=CONCATENATE(TRIM([.M19]);TRIM([.N19]))" office:value-type="string" office:string-value="CloudRarely">
            <text:p>CloudRarely</text:p>
          </table:table-cell>
          <table:table-cell office:value-type="float" office:value="1">
            <text:p>1</text:p>
          </table:table-cell>
          <table:table-cell table:number-columns-repeated="5"/>
        </table:table-row>
        <table:table-row table:style-name="ro1">
          <table:table-cell office:value-type="float" office:value="28">
            <text:p>28</text:p>
          </table:table-cell>
          <table:table-cell office:value-type="string">
            <text:p>Cloud</text:p>
          </table:table-cell>
          <table:table-cell office:value-type="string">
            <text:p>Rarely</text:p>
          </table:table-cell>
          <table:table-cell office:value-type="string">
            <text:p>Database</text:p>
          </table:table-cell>
          <table:table-cell office:value-type="string">
            <text:p>All the time</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Rarely</text:p>
          </table:table-cell>
          <table:table-cell table:formula="of:=VLOOKUP([.N20]; [.$I$1:.$J$6]; 2; 0)" office:value-type="float" office:value="4">
            <text:p>4</text:p>
          </table:table-cell>
          <table:table-cell table:formula="of:=CONCATENATE(TRIM([.M20]);TRIM([.N20]))" office:value-type="string" office:string-value="CloudRarely">
            <text:p>CloudRarely</text:p>
          </table:table-cell>
          <table:table-cell office:value-type="float" office:value="1">
            <text:p>1</text:p>
          </table:table-cell>
          <table:table-cell table:number-columns-repeated="5"/>
        </table:table-row>
        <table:table-row table:style-name="ro1">
          <table:table-cell office:value-type="float" office:value="13">
            <text:p>13</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21]; [.$I$1:.$J$6]; 2; 0)" office:value-type="float" office:value="1">
            <text:p>1</text:p>
          </table:table-cell>
          <table:table-cell table:formula="of:=CONCATENATE(TRIM([.M21]);TRIM([.N21]))" office:value-type="string" office:string-value="CloudNot at all">
            <text:p>CloudNot at all</text:p>
          </table:table-cell>
          <table:table-cell office:value-type="float" office:value="1">
            <text:p>1</text:p>
          </table:table-cell>
          <table:table-cell table:number-columns-repeated="5"/>
        </table:table-row>
        <table:table-row table:style-name="ro1">
          <table:table-cell office:value-type="float" office:value="14">
            <text:p>14</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Some of the time</text:p>
          </table:table-cell>
          <table:table-cell table:formula="of:=VLOOKUP([.N22]; [.$I$1:.$J$6]; 2; 0)" office:value-type="float" office:value="3">
            <text:p>3</text:p>
          </table:table-cell>
          <table:table-cell table:formula="of:=CONCATENATE(TRIM([.M22]);TRIM([.N22]))" office:value-type="string" office:string-value="CloudSome of the time">
            <text:p>CloudSome of the time</text:p>
          </table:table-cell>
          <table:table-cell office:value-type="float" office:value="1">
            <text:p>1</text:p>
          </table:table-cell>
          <table:table-cell table:number-columns-repeated="5"/>
        </table:table-row>
        <table:table-row table:style-name="ro1">
          <table:table-cell office:value-type="float" office:value="34">
            <text:p>34</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23]; [.$I$1:.$J$6]; 2; 0)" office:value-type="float" office:value="1">
            <text:p>1</text:p>
          </table:table-cell>
          <table:table-cell table:formula="of:=CONCATENATE(TRIM([.M23]);TRIM([.N23]))" office:value-type="string" office:string-value="CloudNot at all">
            <text:p>CloudNot at all</text:p>
          </table:table-cell>
          <table:table-cell office:value-type="float" office:value="1">
            <text:p>1</text:p>
          </table:table-cell>
          <table:table-cell table:number-columns-repeated="5"/>
        </table:table-row>
        <table:table-row table:style-name="ro1">
          <table:table-cell office:value-type="float" office:value="40">
            <text:p>40</text:p>
          </table:table-cell>
          <table:table-cell office:value-type="string">
            <text:p>Cloud</text:p>
          </table:table-cell>
          <table:table-cell office:value-type="string">
            <text:p>Rarely</text:p>
          </table:table-cell>
          <table:table-cell office:value-type="string">
            <text:p>Database</text:p>
          </table:table-cell>
          <table:table-cell office:value-type="string">
            <text:p>Rarely</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24]; [.$I$1:.$J$6]; 2; 0)" office:value-type="float" office:value="4">
            <text:p>4</text:p>
          </table:table-cell>
          <table:table-cell table:formula="of:=CONCATENATE(TRIM([.M24]);TRIM([.N24]))" office:value-type="string" office:string-value="CloudRarely">
            <text:p>CloudRarely</text:p>
          </table:table-cell>
          <table:table-cell office:value-type="float" office:value="1">
            <text:p>1</text:p>
          </table:table-cell>
          <table:table-cell table:number-columns-repeated="5"/>
        </table:table-row>
        <table:table-row table:style-name="ro1">
          <table:table-cell office:value-type="float" office:value="45">
            <text:p>45</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25]; [.$I$1:.$J$6]; 2; 0)" office:value-type="float" office:value="4">
            <text:p>4</text:p>
          </table:table-cell>
          <table:table-cell table:formula="of:=CONCATENATE(TRIM([.M25]);TRIM([.N25]))" office:value-type="string" office:string-value="CloudRarely">
            <text:p>CloudRarely</text:p>
          </table:table-cell>
          <table:table-cell office:value-type="float" office:value="1">
            <text:p>1</text:p>
          </table:table-cell>
          <table:table-cell table:number-columns-repeated="5"/>
        </table:table-row>
        <table:table-row table:style-name="ro1">
          <table:table-cell office:value-type="float" office:value="20">
            <text:p>20</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26]; [.$I$1:.$J$6]; 2; 0)" office:value-type="float" office:value="1">
            <text:p>1</text:p>
          </table:table-cell>
          <table:table-cell table:formula="of:=CONCATENATE(TRIM([.M26]);TRIM([.N26]))" office:value-type="string" office:string-value="CloudNot at all">
            <text:p>CloudNot at all</text:p>
          </table:table-cell>
          <table:table-cell office:value-type="float" office:value="1">
            <text:p>1</text:p>
          </table:table-cell>
          <table:table-cell table:number-columns-repeated="5"/>
        </table:table-row>
        <table:table-row table:style-name="ro1">
          <table:table-cell office:value-type="float" office:value="44">
            <text:p>44</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All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Some of the time</text:p>
          </table:table-cell>
          <table:table-cell table:formula="of:=VLOOKUP([.N27]; [.$I$1:.$J$6]; 2; 0)" office:value-type="float" office:value="3">
            <text:p>3</text:p>
          </table:table-cell>
          <table:table-cell table:formula="of:=CONCATENATE(TRIM([.M27]);TRIM([.N27]))" office:value-type="string" office:string-value="CloudSome of the time">
            <text:p>Cloud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Rarely</text:p>
          </table:table-cell>
          <table:table-cell table:formula="of:=VLOOKUP([.N28]; [.$I$1:.$J$6]; 2; 0)" office:value-type="float" office:value="4">
            <text:p>4</text:p>
          </table:table-cell>
          <table:table-cell table:formula="of:=CONCATENATE(TRIM([.M28]);TRIM([.N28]))" office:value-type="string" office:string-value="DatabaseRarely">
            <text:p>DatabaseRarely</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All the time</text:p>
          </table:table-cell>
          <table:table-cell table:formula="of:=VLOOKUP([.N29]; [.$I$1:.$J$6]; 2; 0)" office:value-type="float" office:value="5">
            <text:p>5</text:p>
          </table:table-cell>
          <table:table-cell table:formula="of:=CONCATENATE(TRIM([.M29]);TRIM([.N29]))" office:value-type="string" office:string-value="DatabaseAll the time">
            <text:p>Databas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All the time</text:p>
          </table:table-cell>
          <table:table-cell table:formula="of:=VLOOKUP([.N30]; [.$I$1:.$J$6]; 2; 0)" office:value-type="float" office:value="5">
            <text:p>5</text:p>
          </table:table-cell>
          <table:table-cell table:formula="of:=CONCATENATE(TRIM([.M30]);TRIM([.N30]))" office:value-type="string" office:string-value="DatabaseAll the time">
            <text:p>Databas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31]; [.$I$1:.$J$6]; 2; 0)" office:value-type="float" office:value="3">
            <text:p>3</text:p>
          </table:table-cell>
          <table:table-cell table:formula="of:=CONCATENATE(TRIM([.M31]);TRIM([.N31]))"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Most of the time</text:p>
          </table:table-cell>
          <table:table-cell table:formula="of:=VLOOKUP([.N32]; [.$I$1:.$J$6]; 2; 0)" office:value-type="float" office:value="2">
            <text:p>2</text:p>
          </table:table-cell>
          <table:table-cell table:formula="of:=CONCATENATE(TRIM([.M32]);TRIM([.N32]))" office:value-type="string" office:string-value="DatabaseMost of the time">
            <text:p>Databas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Most of the time</text:p>
          </table:table-cell>
          <table:table-cell table:formula="of:=VLOOKUP([.N33]; [.$I$1:.$J$6]; 2; 0)" office:value-type="float" office:value="2">
            <text:p>2</text:p>
          </table:table-cell>
          <table:table-cell table:formula="of:=CONCATENATE(TRIM([.M33]);TRIM([.N33]))" office:value-type="string" office:string-value="DatabaseMost of the time">
            <text:p>Databas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Rarely</text:p>
          </table:table-cell>
          <table:table-cell table:formula="of:=VLOOKUP([.N34]; [.$I$1:.$J$6]; 2; 0)" office:value-type="float" office:value="4">
            <text:p>4</text:p>
          </table:table-cell>
          <table:table-cell table:formula="of:=CONCATENATE(TRIM([.M34]);TRIM([.N34]))" office:value-type="string" office:string-value="DatabaseRarely">
            <text:p>DatabaseRarely</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Most of the time</text:p>
          </table:table-cell>
          <table:table-cell table:formula="of:=VLOOKUP([.N35]; [.$I$1:.$J$6]; 2; 0)" office:value-type="float" office:value="2">
            <text:p>2</text:p>
          </table:table-cell>
          <table:table-cell table:formula="of:=CONCATENATE(TRIM([.M35]);TRIM([.N35]))" office:value-type="string" office:string-value="DatabaseMost of the time">
            <text:p>Databas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36]; [.$I$1:.$J$6]; 2; 0)" office:value-type="float" office:value="3">
            <text:p>3</text:p>
          </table:table-cell>
          <table:table-cell table:formula="of:=CONCATENATE(TRIM([.M36]);TRIM([.N36]))"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37]; [.$I$1:.$J$6]; 2; 0)" office:value-type="float" office:value="3">
            <text:p>3</text:p>
          </table:table-cell>
          <table:table-cell table:formula="of:=CONCATENATE(TRIM([.M37]);TRIM([.N37]))"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38]; [.$I$1:.$J$6]; 2; 0)" office:value-type="float" office:value="3">
            <text:p>3</text:p>
          </table:table-cell>
          <table:table-cell table:formula="of:=CONCATENATE(TRIM([.M38]);TRIM([.N38]))"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Most of the time</text:p>
          </table:table-cell>
          <table:table-cell table:formula="of:=VLOOKUP([.N39]; [.$I$1:.$J$6]; 2; 0)" office:value-type="float" office:value="2">
            <text:p>2</text:p>
          </table:table-cell>
          <table:table-cell table:formula="of:=CONCATENATE(TRIM([.M39]);TRIM([.N39]))" office:value-type="string" office:string-value="DatabaseMost of the time">
            <text:p>Databas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40]; [.$I$1:.$J$6]; 2; 0)" office:value-type="float" office:value="3">
            <text:p>3</text:p>
          </table:table-cell>
          <table:table-cell table:formula="of:=CONCATENATE(TRIM([.M40]);TRIM([.N40]))"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Rarely</text:p>
          </table:table-cell>
          <table:table-cell table:formula="of:=VLOOKUP([.N41]; [.$I$1:.$J$6]; 2; 0)" office:value-type="float" office:value="4">
            <text:p>4</text:p>
          </table:table-cell>
          <table:table-cell table:formula="of:=CONCATENATE(TRIM([.M41]);TRIM([.N41]))" office:value-type="string" office:string-value="DatabaseRarely">
            <text:p>DatabaseRarely</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42]; [.$I$1:.$J$6]; 2; 0)" office:value-type="float" office:value="3">
            <text:p>3</text:p>
          </table:table-cell>
          <table:table-cell table:formula="of:=CONCATENATE(TRIM([.M42]);TRIM([.N42]))"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43]; [.$I$1:.$J$6]; 2; 0)" office:value-type="float" office:value="3">
            <text:p>3</text:p>
          </table:table-cell>
          <table:table-cell table:formula="of:=CONCATENATE(TRIM([.M43]);TRIM([.N43]))"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Most of the time</text:p>
          </table:table-cell>
          <table:table-cell table:formula="of:=VLOOKUP([.N44]; [.$I$1:.$J$6]; 2; 0)" office:value-type="float" office:value="2">
            <text:p>2</text:p>
          </table:table-cell>
          <table:table-cell table:formula="of:=CONCATENATE(TRIM([.M44]);TRIM([.N44]))" office:value-type="string" office:string-value="DatabaseMost of the time">
            <text:p>Databas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Most of the time</text:p>
          </table:table-cell>
          <table:table-cell table:formula="of:=VLOOKUP([.N45]; [.$I$1:.$J$6]; 2; 0)" office:value-type="float" office:value="2">
            <text:p>2</text:p>
          </table:table-cell>
          <table:table-cell table:formula="of:=CONCATENATE(TRIM([.M45]);TRIM([.N45]))" office:value-type="string" office:string-value="DatabaseMost of the time">
            <text:p>Databas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All the time</text:p>
          </table:table-cell>
          <table:table-cell table:formula="of:=VLOOKUP([.N46]; [.$I$1:.$J$6]; 2; 0)" office:value-type="float" office:value="5">
            <text:p>5</text:p>
          </table:table-cell>
          <table:table-cell table:formula="of:=CONCATENATE(TRIM([.M46]);TRIM([.N46]))" office:value-type="string" office:string-value="DatabaseAll the time">
            <text:p>Databas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Most of the time</text:p>
          </table:table-cell>
          <table:table-cell table:formula="of:=VLOOKUP([.N47]; [.$I$1:.$J$6]; 2; 0)" office:value-type="float" office:value="2">
            <text:p>2</text:p>
          </table:table-cell>
          <table:table-cell table:formula="of:=CONCATENATE(TRIM([.M47]);TRIM([.N47]))" office:value-type="string" office:string-value="DatabaseMost of the time">
            <text:p>Databas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48]; [.$I$1:.$J$6]; 2; 0)" office:value-type="float" office:value="3">
            <text:p>3</text:p>
          </table:table-cell>
          <table:table-cell table:formula="of:=CONCATENATE(TRIM([.M48]);TRIM([.N48]))"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49]; [.$I$1:.$J$6]; 2; 0)" office:value-type="float" office:value="3">
            <text:p>3</text:p>
          </table:table-cell>
          <table:table-cell table:formula="of:=CONCATENATE(TRIM([.M49]);TRIM([.N49]))"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Rarely</text:p>
          </table:table-cell>
          <table:table-cell table:formula="of:=VLOOKUP([.N50]; [.$I$1:.$J$6]; 2; 0)" office:value-type="float" office:value="4">
            <text:p>4</text:p>
          </table:table-cell>
          <table:table-cell table:formula="of:=CONCATENATE(TRIM([.M50]);TRIM([.N50]))" office:value-type="string" office:string-value="DatabaseRarely">
            <text:p>DatabaseRarely</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Some of the time</text:p>
          </table:table-cell>
          <table:table-cell table:formula="of:=VLOOKUP([.N51]; [.$I$1:.$J$6]; 2; 0)" office:value-type="float" office:value="3">
            <text:p>3</text:p>
          </table:table-cell>
          <table:table-cell table:formula="of:=CONCATENATE(TRIM([.M51]);TRIM([.N51]))" office:value-type="string" office:string-value="DatabaseSome of the time">
            <text:p>Databas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Rarely</text:p>
          </table:table-cell>
          <table:table-cell table:formula="of:=VLOOKUP([.N52]; [.$I$1:.$J$6]; 2; 0)" office:value-type="float" office:value="4">
            <text:p>4</text:p>
          </table:table-cell>
          <table:table-cell table:formula="of:=CONCATENATE(TRIM([.M52]);TRIM([.N52]))" office:value-type="string" office:string-value="DatabaseRarely">
            <text:p>DatabaseRarely</text:p>
          </table:table-cell>
          <table:table-cell office:value-type="float" office:value="1">
            <text:p>1</text:p>
          </table:table-cell>
          <table:table-cell table:number-columns-repeated="5"/>
        </table:table-row>
        <table:table-row table:style-name="ro1">
          <table:table-cell table:number-columns-repeated="12"/>
          <table:table-cell office:value-type="string">
            <text:p>Database</text:p>
          </table:table-cell>
          <table:table-cell office:value-type="string">
            <text:p>All the time</text:p>
          </table:table-cell>
          <table:table-cell table:formula="of:=VLOOKUP([.N53]; [.$I$1:.$J$6]; 2; 0)" office:value-type="float" office:value="5">
            <text:p>5</text:p>
          </table:table-cell>
          <table:table-cell table:formula="of:=CONCATENATE(TRIM([.M53]);TRIM([.N53]))" office:value-type="string" office:string-value="DatabaseAll the time">
            <text:p>Databas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Not at all</text:p>
          </table:table-cell>
          <table:table-cell table:formula="of:=VLOOKUP([.N54]; [.$I$1:.$J$6]; 2; 0)" office:value-type="float" office:value="1">
            <text:p>1</text:p>
          </table:table-cell>
          <table:table-cell table:formula="of:=CONCATENATE(TRIM([.M54]);TRIM([.N54]))" office:value-type="string" office:string-value="FileNot at all">
            <text:p>FileNot at all</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55]; [.$I$1:.$J$6]; 2; 0)" office:value-type="float" office:value="3">
            <text:p>3</text:p>
          </table:table-cell>
          <table:table-cell table:formula="of:=CONCATENATE(TRIM([.M55]);TRIM([.N55]))"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Rarely</text:p>
          </table:table-cell>
          <table:table-cell table:formula="of:=VLOOKUP([.N56]; [.$I$1:.$J$6]; 2; 0)" office:value-type="float" office:value="4">
            <text:p>4</text:p>
          </table:table-cell>
          <table:table-cell table:formula="of:=CONCATENATE(TRIM([.M56]);TRIM([.N56]))" office:value-type="string" office:string-value="FileRarely">
            <text:p>FileRarely</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All the time</text:p>
          </table:table-cell>
          <table:table-cell table:formula="of:=VLOOKUP([.N57]; [.$I$1:.$J$6]; 2; 0)" office:value-type="float" office:value="5">
            <text:p>5</text:p>
          </table:table-cell>
          <table:table-cell table:formula="of:=CONCATENATE(TRIM([.M57]);TRIM([.N57]))" office:value-type="string" office:string-value="FileAll the time">
            <text:p>Fil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Rarely</text:p>
          </table:table-cell>
          <table:table-cell table:formula="of:=VLOOKUP([.N58]; [.$I$1:.$J$6]; 2; 0)" office:value-type="float" office:value="4">
            <text:p>4</text:p>
          </table:table-cell>
          <table:table-cell table:formula="of:=CONCATENATE(TRIM([.M58]);TRIM([.N58]))" office:value-type="string" office:string-value="FileRarely">
            <text:p>FileRarely</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Rarely</text:p>
          </table:table-cell>
          <table:table-cell table:formula="of:=VLOOKUP([.N59]; [.$I$1:.$J$6]; 2; 0)" office:value-type="float" office:value="4">
            <text:p>4</text:p>
          </table:table-cell>
          <table:table-cell table:formula="of:=CONCATENATE(TRIM([.M59]);TRIM([.N59]))" office:value-type="string" office:string-value="FileRarely">
            <text:p>FileRarely</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All the time</text:p>
          </table:table-cell>
          <table:table-cell table:formula="of:=VLOOKUP([.N60]; [.$I$1:.$J$6]; 2; 0)" office:value-type="float" office:value="5">
            <text:p>5</text:p>
          </table:table-cell>
          <table:table-cell table:formula="of:=CONCATENATE(TRIM([.M60]);TRIM([.N60]))" office:value-type="string" office:string-value="FileAll the time">
            <text:p>Fil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All the time</text:p>
          </table:table-cell>
          <table:table-cell table:formula="of:=VLOOKUP([.N61]; [.$I$1:.$J$6]; 2; 0)" office:value-type="float" office:value="5">
            <text:p>5</text:p>
          </table:table-cell>
          <table:table-cell table:formula="of:=CONCATENATE(TRIM([.M61]);TRIM([.N61]))" office:value-type="string" office:string-value="FileAll the time">
            <text:p>Fil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Most of the time</text:p>
          </table:table-cell>
          <table:table-cell table:formula="of:=VLOOKUP([.N62]; [.$I$1:.$J$6]; 2; 0)" office:value-type="float" office:value="2">
            <text:p>2</text:p>
          </table:table-cell>
          <table:table-cell table:formula="of:=CONCATENATE(TRIM([.M62]);TRIM([.N62]))" office:value-type="string" office:string-value="FileMost of the time">
            <text:p>Fil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Most of the time</text:p>
          </table:table-cell>
          <table:table-cell table:formula="of:=VLOOKUP([.N63]; [.$I$1:.$J$6]; 2; 0)" office:value-type="float" office:value="2">
            <text:p>2</text:p>
          </table:table-cell>
          <table:table-cell table:formula="of:=CONCATENATE(TRIM([.M63]);TRIM([.N63]))" office:value-type="string" office:string-value="FileMost of the time">
            <text:p>Fil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Most of the time</text:p>
          </table:table-cell>
          <table:table-cell table:formula="of:=VLOOKUP([.N64]; [.$I$1:.$J$6]; 2; 0)" office:value-type="float" office:value="2">
            <text:p>2</text:p>
          </table:table-cell>
          <table:table-cell table:formula="of:=CONCATENATE(TRIM([.M64]);TRIM([.N64]))" office:value-type="string" office:string-value="FileMost of the time">
            <text:p>Fil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65]; [.$I$1:.$J$6]; 2; 0)" office:value-type="float" office:value="3">
            <text:p>3</text:p>
          </table:table-cell>
          <table:table-cell table:formula="of:=CONCATENATE(TRIM([.M65]);TRIM([.N65]))"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66]; [.$I$1:.$J$6]; 2; 0)" office:value-type="float" office:value="3">
            <text:p>3</text:p>
          </table:table-cell>
          <table:table-cell table:formula="of:=CONCATENATE(TRIM([.M66]);TRIM([.N66]))"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All the time</text:p>
          </table:table-cell>
          <table:table-cell table:formula="of:=VLOOKUP([.N67]; [.$I$1:.$J$6]; 2; 0)" office:value-type="float" office:value="5">
            <text:p>5</text:p>
          </table:table-cell>
          <table:table-cell table:formula="of:=CONCATENATE(TRIM([.M67]);TRIM([.N67]))" office:value-type="string" office:string-value="FileAll the time">
            <text:p>Fil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Most of the time</text:p>
          </table:table-cell>
          <table:table-cell table:formula="of:=VLOOKUP([.N68]; [.$I$1:.$J$6]; 2; 0)" office:value-type="float" office:value="2">
            <text:p>2</text:p>
          </table:table-cell>
          <table:table-cell table:formula="of:=CONCATENATE(TRIM([.M68]);TRIM([.N68]))" office:value-type="string" office:string-value="FileMost of the time">
            <text:p>Fil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69]; [.$I$1:.$J$6]; 2; 0)" office:value-type="float" office:value="3">
            <text:p>3</text:p>
          </table:table-cell>
          <table:table-cell table:formula="of:=CONCATENATE(TRIM([.M69]);TRIM([.N69]))"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70]; [.$I$1:.$J$6]; 2; 0)" office:value-type="float" office:value="3">
            <text:p>3</text:p>
          </table:table-cell>
          <table:table-cell table:formula="of:=CONCATENATE(TRIM([.M70]);TRIM([.N70]))"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71]; [.$I$1:.$J$6]; 2; 0)" office:value-type="float" office:value="3">
            <text:p>3</text:p>
          </table:table-cell>
          <table:table-cell table:formula="of:=CONCATENATE(TRIM([.M71]);TRIM([.N71]))"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All the time</text:p>
          </table:table-cell>
          <table:table-cell table:formula="of:=VLOOKUP([.N72]; [.$I$1:.$J$6]; 2; 0)" office:value-type="float" office:value="5">
            <text:p>5</text:p>
          </table:table-cell>
          <table:table-cell table:formula="of:=CONCATENATE(TRIM([.M72]);TRIM([.N72]))" office:value-type="string" office:string-value="FileAll the time">
            <text:p>Fil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Rarely</text:p>
          </table:table-cell>
          <table:table-cell table:formula="of:=VLOOKUP([.N73]; [.$I$1:.$J$6]; 2; 0)" office:value-type="float" office:value="4">
            <text:p>4</text:p>
          </table:table-cell>
          <table:table-cell table:formula="of:=CONCATENATE(TRIM([.M73]);TRIM([.N73]))" office:value-type="string" office:string-value="FileRarely">
            <text:p>FileRarely</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Most of the time</text:p>
          </table:table-cell>
          <table:table-cell table:formula="of:=VLOOKUP([.N74]; [.$I$1:.$J$6]; 2; 0)" office:value-type="float" office:value="2">
            <text:p>2</text:p>
          </table:table-cell>
          <table:table-cell table:formula="of:=CONCATENATE(TRIM([.M74]);TRIM([.N74]))" office:value-type="string" office:string-value="FileMost of the time">
            <text:p>FileMost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Rarely</text:p>
          </table:table-cell>
          <table:table-cell table:formula="of:=VLOOKUP([.N75]; [.$I$1:.$J$6]; 2; 0)" office:value-type="float" office:value="4">
            <text:p>4</text:p>
          </table:table-cell>
          <table:table-cell table:formula="of:=CONCATENATE(TRIM([.M75]);TRIM([.N75]))" office:value-type="string" office:string-value="FileRarely">
            <text:p>FileRarely</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76]; [.$I$1:.$J$6]; 2; 0)" office:value-type="float" office:value="3">
            <text:p>3</text:p>
          </table:table-cell>
          <table:table-cell table:formula="of:=CONCATENATE(TRIM([.M76]);TRIM([.N76]))"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Some of the time</text:p>
          </table:table-cell>
          <table:table-cell table:formula="of:=VLOOKUP([.N77]; [.$I$1:.$J$6]; 2; 0)" office:value-type="float" office:value="3">
            <text:p>3</text:p>
          </table:table-cell>
          <table:table-cell table:formula="of:=CONCATENATE(TRIM([.M77]);TRIM([.N77]))" office:value-type="string" office:string-value="FileSome of the time">
            <text:p>FileSome of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All the time</text:p>
          </table:table-cell>
          <table:table-cell table:formula="of:=VLOOKUP([.N78]; [.$I$1:.$J$6]; 2; 0)" office:value-type="float" office:value="5">
            <text:p>5</text:p>
          </table:table-cell>
          <table:table-cell table:formula="of:=CONCATENATE(TRIM([.M78]);TRIM([.N78]))" office:value-type="string" office:string-value="FileAll the time">
            <text:p>FileAll the time</text:p>
          </table:table-cell>
          <table:table-cell office:value-type="float" office:value="1">
            <text:p>1</text:p>
          </table:table-cell>
          <table:table-cell table:number-columns-repeated="5"/>
        </table:table-row>
        <table:table-row table:style-name="ro1">
          <table:table-cell table:number-columns-repeated="12"/>
          <table:table-cell office:value-type="string">
            <text:p>File</text:p>
          </table:table-cell>
          <table:table-cell office:value-type="string">
            <text:p>Most of the time</text:p>
          </table:table-cell>
          <table:table-cell table:formula="of:=VLOOKUP([.N79]; [.$I$1:.$J$6]; 2; 0)" office:value-type="float" office:value="2">
            <text:p>2</text:p>
          </table:table-cell>
          <table:table-cell table:formula="of:=CONCATENATE(TRIM([.M79]);TRIM([.N79]))" office:value-type="string" office:string-value="FileMost of the time">
            <text:p>FileMost of the time</text:p>
          </table:table-cell>
          <table:table-cell office:value-type="float" office:value="1">
            <text:p>1</text:p>
          </table:table-cell>
          <table:table-cell table:number-columns-repeated="5"/>
        </table:table-row>
        <table:table-row table:style-name="ro1">
          <table:table-cell table:number-columns-repeated="12"/>
          <table:table-cell table:number-columns-repeated="2"/>
          <table:table-cell/>
          <table:table-cell table:formula="of:=CONCATENATE(TRIM([.M80]);TRIM([.N80]))">
            <text:p/>
          </table:table-cell>
          <table:table-cell table:number-columns-repeated="6"/>
        </table:table-row>
        <table:table-row table:style-name="ro1">
          <table:table-cell table:number-columns-repeated="12"/>
          <table:table-cell table:number-columns-repeated="2"/>
          <table:table-cell/>
          <table:table-cell table:formula="of:=CONCATENATE(TRIM([.M81]);TRIM([.N81]))">
            <text:p/>
          </table:table-cell>
          <table:table-cell table:number-columns-repeated="6"/>
        </table:table-row>
        <table:table-row table:style-name="ro1">
          <table:table-cell table:number-columns-repeated="12"/>
          <table:table-cell table:number-columns-repeated="2"/>
          <table:table-cell/>
          <table:table-cell table:formula="of:=CONCATENATE(TRIM([.M82]);TRIM([.N82]))">
            <text:p/>
          </table:table-cell>
          <table:table-cell table:number-columns-repeated="6"/>
        </table:table-row>
        <table:table-row table:style-name="ro1">
          <table:table-cell table:number-columns-repeated="12"/>
          <table:table-cell table:number-columns-repeated="2"/>
          <table:table-cell/>
          <table:table-cell table:formula="of:=CONCATENATE(TRIM([.M83]);TRIM([.N83]))">
            <text:p/>
          </table:table-cell>
          <table:table-cell table:number-columns-repeated="6"/>
        </table:table-row>
        <table:table-row table:style-name="ro1">
          <table:table-cell table:number-columns-repeated="12"/>
          <table:table-cell table:number-columns-repeated="2"/>
          <table:table-cell/>
          <table:table-cell table:formula="of:=CONCATENATE(TRIM([.M84]);TRIM([.N84]))">
            <text:p/>
          </table:table-cell>
          <table:table-cell table:number-columns-repeated="6"/>
        </table:table-row>
        <table:table-row table:style-name="ro1">
          <table:table-cell table:number-columns-repeated="12"/>
          <table:table-cell table:number-columns-repeated="2"/>
          <table:table-cell/>
          <table:table-cell table:formula="of:=CONCATENATE(TRIM([.M85]);TRIM([.N85]))">
            <text:p/>
          </table:table-cell>
          <table:table-cell table:number-columns-repeated="6"/>
        </table:table-row>
        <table:table-row table:style-name="ro1">
          <table:table-cell table:number-columns-repeated="12"/>
          <table:table-cell table:number-columns-repeated="2"/>
          <table:table-cell/>
          <table:table-cell table:formula="of:=CONCATENATE(TRIM([.M86]);TRIM([.N86]))">
            <text:p/>
          </table:table-cell>
          <table:table-cell table:number-columns-repeated="6"/>
        </table:table-row>
        <table:table-row table:style-name="ro1">
          <table:table-cell table:number-columns-repeated="12"/>
          <table:table-cell table:number-columns-repeated="2"/>
          <table:table-cell/>
          <table:table-cell table:formula="of:=CONCATENATE(TRIM([.M87]);TRIM([.N87]))">
            <text:p/>
          </table:table-cell>
          <table:table-cell table:number-columns-repeated="6"/>
        </table:table-row>
        <table:table-row table:style-name="ro1">
          <table:table-cell table:number-columns-repeated="12"/>
          <table:table-cell table:number-columns-repeated="2"/>
          <table:table-cell/>
          <table:table-cell table:formula="of:=CONCATENATE(TRIM([.M88]);TRIM([.N88]))">
            <text:p/>
          </table:table-cell>
          <table:table-cell table:number-columns-repeated="6"/>
        </table:table-row>
        <table:table-row table:style-name="ro1">
          <table:table-cell table:number-columns-repeated="12"/>
          <table:table-cell table:number-columns-repeated="2"/>
          <table:table-cell/>
          <table:table-cell table:formula="of:=CONCATENATE(TRIM([.M89]);TRIM([.N89]))">
            <text:p/>
          </table:table-cell>
          <table:table-cell table:number-columns-repeated="6"/>
        </table:table-row>
        <table:table-row table:style-name="ro1">
          <table:table-cell table:number-columns-repeated="12"/>
          <table:table-cell table:number-columns-repeated="2"/>
          <table:table-cell/>
          <table:table-cell table:formula="of:=CONCATENATE(TRIM([.M90]);TRIM([.N90]))">
            <text:p/>
          </table:table-cell>
          <table:table-cell table:number-columns-repeated="6"/>
        </table:table-row>
        <table:table-row table:style-name="ro1">
          <table:table-cell table:number-columns-repeated="12"/>
          <table:table-cell table:number-columns-repeated="2"/>
          <table:table-cell/>
          <table:table-cell table:formula="of:=CONCATENATE(TRIM([.M91]);TRIM([.N91]))">
            <text:p/>
          </table:table-cell>
          <table:table-cell table:number-columns-repeated="6"/>
        </table:table-row>
        <table:table-row table:style-name="ro1">
          <table:table-cell table:number-columns-repeated="12"/>
          <table:table-cell table:number-columns-repeated="2"/>
          <table:table-cell/>
          <table:table-cell table:formula="of:=CONCATENATE(TRIM([.M92]);TRIM([.N92]))">
            <text:p/>
          </table:table-cell>
          <table:table-cell table:number-columns-repeated="6"/>
        </table:table-row>
        <table:table-row table:style-name="ro1">
          <table:table-cell table:number-columns-repeated="12"/>
          <table:table-cell table:number-columns-repeated="2"/>
          <table:table-cell/>
          <table:table-cell table:formula="of:=CONCATENATE(TRIM([.M93]);TRIM([.N93]))">
            <text:p/>
          </table:table-cell>
          <table:table-cell table:number-columns-repeated="6"/>
        </table:table-row>
        <table:table-row table:style-name="ro1">
          <table:table-cell table:number-columns-repeated="12"/>
          <table:table-cell table:number-columns-repeated="2"/>
          <table:table-cell/>
          <table:table-cell table:formula="of:=CONCATENATE(TRIM([.M94]);TRIM([.N94]))">
            <text:p/>
          </table:table-cell>
          <table:table-cell table:number-columns-repeated="6"/>
        </table:table-row>
        <table:table-row table:style-name="ro1">
          <table:table-cell table:number-columns-repeated="12"/>
          <table:table-cell table:number-columns-repeated="2"/>
          <table:table-cell/>
          <table:table-cell table:formula="of:=CONCATENATE(TRIM([.M95]);TRIM([.N95]))">
            <text:p/>
          </table:table-cell>
          <table:table-cell table:number-columns-repeated="6"/>
        </table:table-row>
        <table:table-row table:style-name="ro1">
          <table:table-cell table:number-columns-repeated="12"/>
          <table:table-cell table:number-columns-repeated="2"/>
          <table:table-cell/>
          <table:table-cell table:formula="of:=CONCATENATE(TRIM([.M96]);TRIM([.N96]))">
            <text:p/>
          </table:table-cell>
          <table:table-cell table:number-columns-repeated="6"/>
        </table:table-row>
        <table:table-row table:style-name="ro1">
          <table:table-cell table:number-columns-repeated="12"/>
          <table:table-cell table:number-columns-repeated="2"/>
          <table:table-cell/>
          <table:table-cell table:formula="of:=CONCATENATE(TRIM([.M97]);TRIM([.N97]))">
            <text:p/>
          </table:table-cell>
          <table:table-cell table:number-columns-repeated="6"/>
        </table:table-row>
        <table:table-row table:style-name="ro1">
          <table:table-cell table:number-columns-repeated="12"/>
          <table:table-cell table:number-columns-repeated="2"/>
          <table:table-cell/>
          <table:table-cell table:formula="of:=CONCATENATE(TRIM([.M98]);TRIM([.N98]))">
            <text:p/>
          </table:table-cell>
          <table:table-cell table:number-columns-repeated="6"/>
        </table:table-row>
        <table:table-row table:style-name="ro1">
          <table:table-cell table:number-columns-repeated="12"/>
          <table:table-cell table:number-columns-repeated="2"/>
          <table:table-cell/>
          <table:table-cell table:formula="of:=CONCATENATE(TRIM([.M99]);TRIM([.N99]))">
            <text:p/>
          </table:table-cell>
          <table:table-cell table:number-columns-repeated="6"/>
        </table:table-row>
        <table:table-row table:style-name="ro1">
          <table:table-cell table:number-columns-repeated="12"/>
          <table:table-cell table:number-columns-repeated="2"/>
          <table:table-cell/>
          <table:table-cell table:formula="of:=CONCATENATE(TRIM([.M100]);TRIM([.N100]))">
            <text:p/>
          </table:table-cell>
          <table:table-cell table:number-columns-repeated="6"/>
        </table:table-row>
        <table:table-row table:style-name="ro1">
          <table:table-cell table:number-columns-repeated="12"/>
          <table:table-cell table:number-columns-repeated="2"/>
          <table:table-cell/>
          <table:table-cell table:formula="of:=CONCATENATE(TRIM([.M101]);TRIM([.N101]))">
            <text:p/>
          </table:table-cell>
          <table:table-cell table:number-columns-repeated="6"/>
        </table:table-row>
        <table:table-row table:style-name="ro1">
          <table:table-cell table:number-columns-repeated="12"/>
          <table:table-cell table:number-columns-repeated="2"/>
          <table:table-cell/>
          <table:table-cell table:formula="of:=CONCATENATE(TRIM([.M102]);TRIM([.N102]))">
            <text:p/>
          </table:table-cell>
          <table:table-cell table:number-columns-repeated="6"/>
        </table:table-row>
        <table:table-row table:style-name="ro1">
          <table:table-cell table:number-columns-repeated="12"/>
          <table:table-cell table:number-columns-repeated="2"/>
          <table:table-cell/>
          <table:table-cell table:formula="of:=CONCATENATE(TRIM([.M103]);TRIM([.N103]))">
            <text:p/>
          </table:table-cell>
          <table:table-cell table:number-columns-repeated="6"/>
        </table:table-row>
        <table:table-row table:style-name="ro1">
          <table:table-cell table:number-columns-repeated="12"/>
          <table:table-cell table:number-columns-repeated="2"/>
          <table:table-cell/>
          <table:table-cell table:formula="of:=CONCATENATE(TRIM([.M104]);TRIM([.N104]))">
            <text:p/>
          </table:table-cell>
          <table:table-cell table:number-columns-repeated="6"/>
        </table:table-row>
        <table:table-row table:style-name="ro1">
          <table:table-cell table:number-columns-repeated="12"/>
          <table:table-cell table:number-columns-repeated="2"/>
          <table:table-cell/>
          <table:table-cell table:formula="of:=CONCATENATE(TRIM([.M105]);TRIM([.N105]))">
            <text:p/>
          </table:table-cell>
          <table:table-cell table:number-columns-repeated="6"/>
        </table:table-row>
      </table:table>
      <table:table table:name="Technology Use Experience" table:style-name="ta1">
        <office:forms form:automatic-focus="false" form:apply-design-mode="false"/>
        <table:table-column table:style-name="co7" table:default-cell-style-name="Default"/>
        <table:table-column table:style-name="co48" table:default-cell-style-name="Default"/>
        <table:table-column table:style-name="co49" table:default-cell-style-name="Default"/>
        <table:table-column table:style-name="co3" table:number-columns-repeated="2" table:default-cell-style-name="Default"/>
        <table:table-column table:style-name="co50" table:default-cell-style-name="Default"/>
        <table:table-column table:style-name="co49" table:default-cell-style-name="Default"/>
        <table:table-column table:style-name="co5" table:default-cell-style-name="Default"/>
        <table:table-column table:style-name="co51" table:default-cell-style-name="Default"/>
        <table:table-column table:style-name="co6" table:default-cell-style-name="Default"/>
        <table:table-column table:style-name="co49" table:default-cell-style-name="Default"/>
        <table:table-column table:style-name="co6" table:number-columns-repeated="3" table:default-cell-style-name="Default"/>
        <table:table-column table:style-name="co3" table:default-cell-style-name="Default"/>
        <table:table-column table:style-name="co49" table:default-cell-style-name="Default"/>
        <table:table-column table:style-name="co5" table:default-cell-style-name="Default"/>
        <table:table-column table:style-name="co52" table:default-cell-style-name="Default"/>
        <table:table-column table:style-name="co6" table:number-columns-repeated="6" table:default-cell-style-name="Default"/>
        <table:table-row table:style-name="ro2">
          <table:table-cell office:value-type="string">
            <text:p>ID</text:p>
          </table:table-cell>
          <table:table-cell/>
          <table:table-cell office:value-type="string">
            <text:p>Web-based-Apps</text:p>
          </table:table-cell>
          <table:table-cell/>
          <table:table-cell office:value-type="string">
            <text:p>Database-driven-Apps</text:p>
          </table:table-cell>
          <table:table-cell/>
          <table:table-cell office:value-type="string">
            <text:p>DBMS</text:p>
          </table:table-cell>
          <table:table-cell/>
          <table:table-cell office:value-type="string">
            <text:p>XML</text:p>
          </table:table-cell>
          <table:table-cell/>
          <table:table-cell office:value-type="string">
            <text:p>Experience</text:p>
          </table:table-cell>
          <table:table-cell office:value-type="string">
            <text:p>Code</text:p>
          </table:table-cell>
          <table:table-cell table:number-columns-repeated="2"/>
          <table:table-cell office:value-type="string">
            <text:p>Technology</text:p>
          </table:table-cell>
          <table:table-cell office:value-type="string">
            <text:p>Experience</text:p>
          </table:table-cell>
          <table:table-cell office:value-type="string">
            <text:p>Code</text:p>
          </table:table-cell>
          <table:table-cell office:value-type="string">
            <text:p>Key</text:p>
          </table:table-cell>
          <table:table-cell office:value-type="string">
            <text:p>Count</text:p>
          </table:table-cell>
          <table:table-cell table:number-columns-repeated="2"/>
          <table:table-cell office:value-type="string">
            <text:p>Technology</text:p>
          </table:table-cell>
          <table:table-cell office:value-type="string">
            <text:p>Experience</text:p>
          </table:table-cell>
          <table:table-cell office:value-type="string">
            <text:p>Count</text:p>
          </table:table-cell>
        </table:table-row>
        <table:table-row table:style-name="ro2">
          <table:table-cell office:value-type="float" office:value="11">
            <text:p>11</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table-cell office:value-type="string">
            <text:p>Less than 1 year</text:p>
          </table:table-cell>
          <table:table-cell office:value-type="float" office:value="1">
            <text:p>1</text:p>
          </table:table-cell>
          <table:table-cell table:formula="of:=COUNTIF([.G1:.G26];[.K2])" office:value-type="float" office:value="5">
            <text:p>5</text:p>
          </table:table-cell>
          <table:table-cell/>
          <table:table-cell office:value-type="string">
            <text:p>Web-based-Apps</text:p>
          </table:table-cell>
          <table:table-cell office:value-type="string">
            <text:p>Less than 1 year</text:p>
          </table:table-cell>
          <table:table-cell table:formula="of:=VLOOKUP([.P2]; [.$K$1:.$L$5]; 2; 0)" office:value-type="float" office:value="1">
            <text:p>1</text:p>
          </table:table-cell>
          <table:table-cell table:formula="of:=CONCATENATE(TRIM([.O2]);TRIM([.P2]))" office:value-type="string" office:string-value="Web-based-AppsLess than 1 year">
            <text:p>Web-based-AppsLess than 1 year</text:p>
          </table:table-cell>
          <table:table-cell office:value-type="float" office:value="1">
            <text:p>1</text:p>
          </table:table-cell>
          <table:table-cell table:number-columns-repeated="2"/>
          <table:table-cell office:value-type="string">
            <text:p>Web-based-Apps</text:p>
          </table:table-cell>
          <table:table-cell office:value-type="string">
            <text:p>Less than 1 year</text:p>
          </table:table-cell>
          <table:table-cell table:formula="of:=SUMIF([.$R$1:.$R$105]; CONCATENATE(TRIM([.V2]);TRIM([.W2])); [.$S$1:.$S$105])" office:value-type="float" office:value="14">
            <text:p>14</text:p>
          </table:table-cell>
        </table:table-row>
        <table:table-row table:style-name="ro2">
          <table:table-cell office:value-type="float" office:value="27">
            <text:p>27</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table-cell office:value-type="string">
            <text:p>1-3 years</text:p>
          </table:table-cell>
          <table:table-cell office:value-type="float" office:value="2">
            <text:p>2</text:p>
          </table:table-cell>
          <table:table-cell table:formula="of:=COUNTIF([.G1:.G27];[.K3])" office:value-type="float" office:value="19">
            <text:p>19</text:p>
          </table:table-cell>
          <table:table-cell/>
          <table:table-cell office:value-type="string">
            <text:p>Web-based-Apps</text:p>
          </table:table-cell>
          <table:table-cell office:value-type="string">
            <text:p>1-3 years</text:p>
          </table:table-cell>
          <table:table-cell table:formula="of:=VLOOKUP([.P3]; [.$K$1:.$L$5]; 2; 0)" office:value-type="float" office:value="2">
            <text:p>2</text:p>
          </table:table-cell>
          <table:table-cell table:formula="of:=CONCATENATE(TRIM([.O3]);TRIM([.P3]))" office:value-type="string" office:string-value="Web-based-Apps1-3 years">
            <text:p>Web-based-Apps1-3 years</text:p>
          </table:table-cell>
          <table:table-cell office:value-type="float" office:value="1">
            <text:p>1</text:p>
          </table:table-cell>
          <table:table-cell table:number-columns-repeated="2"/>
          <table:table-cell office:value-type="string">
            <text:p>Web-based-Apps</text:p>
          </table:table-cell>
          <table:table-cell office:value-type="string">
            <text:p>1-3 years</text:p>
          </table:table-cell>
          <table:table-cell table:formula="of:=SUMIF([.$R$1:.$R$105]; CONCATENATE(TRIM([.V3]);TRIM([.W3])); [.$S$1:.$S$105])" office:value-type="float" office:value="10">
            <text:p>10</text:p>
          </table:table-cell>
        </table:table-row>
        <table:table-row table:style-name="ro2">
          <table:table-cell office:value-type="float" office:value="29">
            <text:p>29</text:p>
          </table:table-cell>
          <table:table-cell office:value-type="string">
            <text:p>Web-based-Apps</text:p>
          </table:table-cell>
          <table:table-cell office:value-type="string">
            <text:p>More than 6 years</text:p>
          </table:table-cell>
          <table:table-cell office:value-type="string">
            <text:p>Database-driven-Apps</text:p>
          </table:table-cell>
          <table:table-cell office:value-type="string">
            <text:p>More than 6 years</text:p>
          </table:table-cell>
          <table:table-cell office:value-type="string">
            <text:p>DBMS</text:p>
          </table:table-cell>
          <table:table-cell office:value-type="string">
            <text:p>More than 6 years</text:p>
          </table:table-cell>
          <table:table-cell office:value-type="string">
            <text:p>XML</text:p>
          </table:table-cell>
          <table:table-cell office:value-type="string">
            <text:p>3-6 years</text:p>
          </table:table-cell>
          <table:table-cell/>
          <table:table-cell office:value-type="string">
            <text:p>3-6 years</text:p>
          </table:table-cell>
          <table:table-cell office:value-type="float" office:value="3">
            <text:p>3</text:p>
          </table:table-cell>
          <table:table-cell table:formula="of:=COUNTIF([.G1:.G27];[.K4])" office:value-type="float" office:value="1">
            <text:p>1</text:p>
          </table:table-cell>
          <table:table-cell/>
          <table:table-cell office:value-type="string">
            <text:p>Web-based-Apps</text:p>
          </table:table-cell>
          <table:table-cell office:value-type="string">
            <text:p>More than 6 years</text:p>
          </table:table-cell>
          <table:table-cell table:formula="of:=VLOOKUP([.P4]; [.$K$1:.$L$5]; 2; 0)" office:value-type="float" office:value="4">
            <text:p>4</text:p>
          </table:table-cell>
          <table:table-cell table:formula="of:=CONCATENATE(TRIM([.O4]);TRIM([.P4]))" office:value-type="string" office:string-value="Web-based-AppsMore than 6 years">
            <text:p>Web-based-AppsMore than 6 years</text:p>
          </table:table-cell>
          <table:table-cell office:value-type="float" office:value="1">
            <text:p>1</text:p>
          </table:table-cell>
          <table:table-cell table:number-columns-repeated="2"/>
          <table:table-cell office:value-type="string">
            <text:p>Web-based-Apps</text:p>
          </table:table-cell>
          <table:table-cell office:value-type="string">
            <text:p>3-6 years</text:p>
          </table:table-cell>
          <table:table-cell table:formula="of:=SUMIF([.$R$1:.$R$105]; CONCATENATE(TRIM([.V4]);TRIM([.W4])); [.$S$1:.$S$105])" office:value-type="float" office:value="1">
            <text:p>1</text:p>
          </table:table-cell>
        </table:table-row>
        <table:table-row table:style-name="ro2">
          <table:table-cell office:value-type="float" office:value="31">
            <text:p>31</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3-6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table-cell office:value-type="string">
            <text:p>More than 6 years</text:p>
          </table:table-cell>
          <table:table-cell office:value-type="float" office:value="4">
            <text:p>4</text:p>
          </table:table-cell>
          <table:table-cell table:formula="of:=COUNTIF([.G1:.G27];[.K5])" office:value-type="float" office:value="1">
            <text:p>1</text:p>
          </table:table-cell>
          <table:table-cell/>
          <table:table-cell office:value-type="string">
            <text:p>Web-based-Apps</text:p>
          </table:table-cell>
          <table:table-cell office:value-type="string">
            <text:p>1-3 years</text:p>
          </table:table-cell>
          <table:table-cell table:formula="of:=VLOOKUP([.P5]; [.$K$1:.$L$5]; 2; 0)" office:value-type="float" office:value="2">
            <text:p>2</text:p>
          </table:table-cell>
          <table:table-cell table:formula="of:=CONCATENATE(TRIM([.O5]);TRIM([.P5]))" office:value-type="string" office:string-value="Web-based-Apps1-3 years">
            <text:p>Web-based-Apps1-3 years</text:p>
          </table:table-cell>
          <table:table-cell office:value-type="float" office:value="1">
            <text:p>1</text:p>
          </table:table-cell>
          <table:table-cell table:number-columns-repeated="2"/>
          <table:table-cell office:value-type="string">
            <text:p>Web-based-Apps</text:p>
          </table:table-cell>
          <table:table-cell office:value-type="string">
            <text:p>More than 6 years</text:p>
          </table:table-cell>
          <table:table-cell table:formula="of:=SUMIF([.$R$1:.$R$105]; CONCATENATE(TRIM([.V5]);TRIM([.W5])); [.$S$1:.$S$105])" office:value-type="float" office:value="1">
            <text:p>1</text:p>
          </table:table-cell>
        </table:table-row>
        <table:table-row table:style-name="ro2">
          <table:table-cell office:value-type="float" office:value="41">
            <text:p>41</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1-3 years</text:p>
          </table:table-cell>
          <table:table-cell table:formula="of:=VLOOKUP([.P6]; [.$K$1:.$L$5]; 2; 0)" office:value-type="float" office:value="2">
            <text:p>2</text:p>
          </table:table-cell>
          <table:table-cell table:formula="of:=CONCATENATE(TRIM([.O6]);TRIM([.P6]))" office:value-type="string" office:string-value="Web-based-Apps1-3 years">
            <text:p>Web-based-Apps1-3 years</text:p>
          </table:table-cell>
          <table:table-cell office:value-type="float" office:value="1">
            <text:p>1</text:p>
          </table:table-cell>
          <table:table-cell table:number-columns-repeated="2"/>
          <table:table-cell office:value-type="string">
            <text:p>Database-driven-Apps</text:p>
          </table:table-cell>
          <table:table-cell office:value-type="string">
            <text:p>Less than 1 year</text:p>
          </table:table-cell>
          <table:table-cell table:formula="of:=SUMIF([.$R$1:.$R$105]; CONCATENATE(TRIM([.V6]);TRIM([.W6])); [.$S$1:.$S$105])" office:value-type="float" office:value="13">
            <text:p>13</text:p>
          </table:table-cell>
        </table:table-row>
        <table:table-row table:style-name="ro2">
          <table:table-cell office:value-type="float" office:value="33">
            <text:p>33</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3-6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7]; [.$K$1:.$L$5]; 2; 0)" office:value-type="float" office:value="1">
            <text:p>1</text:p>
          </table:table-cell>
          <table:table-cell table:formula="of:=CONCATENATE(TRIM([.O7]);TRIM([.P7]))" office:value-type="string" office:string-value="Web-based-AppsLess than 1 year">
            <text:p>Web-based-AppsLess than 1 year</text:p>
          </table:table-cell>
          <table:table-cell office:value-type="float" office:value="1">
            <text:p>1</text:p>
          </table:table-cell>
          <table:table-cell table:number-columns-repeated="2"/>
          <table:table-cell office:value-type="string">
            <text:p>Database-driven-Apps</text:p>
          </table:table-cell>
          <table:table-cell office:value-type="string">
            <text:p>1-3 years</text:p>
          </table:table-cell>
          <table:table-cell table:formula="of:=SUMIF([.$R$1:.$R$105]; CONCATENATE(TRIM([.V7]);TRIM([.W7])); [.$S$1:.$S$105])" office:value-type="float" office:value="11">
            <text:p>11</text:p>
          </table:table-cell>
        </table:table-row>
        <table:table-row table:style-name="ro2">
          <table:table-cell office:value-type="float" office:value="30">
            <text:p>30</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8]; [.$K$1:.$L$5]; 2; 0)" office:value-type="float" office:value="1">
            <text:p>1</text:p>
          </table:table-cell>
          <table:table-cell table:formula="of:=CONCATENATE(TRIM([.O8]);TRIM([.P8]))" office:value-type="string" office:string-value="Web-based-AppsLess than 1 year">
            <text:p>Web-based-AppsLess than 1 year</text:p>
          </table:table-cell>
          <table:table-cell office:value-type="float" office:value="1">
            <text:p>1</text:p>
          </table:table-cell>
          <table:table-cell table:number-columns-repeated="2"/>
          <table:table-cell office:value-type="string">
            <text:p>Database-driven-Apps</text:p>
          </table:table-cell>
          <table:table-cell office:value-type="string">
            <text:p>3-6 years</text:p>
          </table:table-cell>
          <table:table-cell table:formula="of:=SUMIF([.$R$1:.$R$105]; CONCATENATE(TRIM([.V8]);TRIM([.W8])); [.$S$1:.$S$105])" office:value-type="float" office:value="1">
            <text:p>1</text:p>
          </table:table-cell>
        </table:table-row>
        <table:table-row table:style-name="ro2">
          <table:table-cell office:value-type="float" office:value="43">
            <text:p>43</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9]; [.$K$1:.$L$5]; 2; 0)" office:value-type="float" office:value="1">
            <text:p>1</text:p>
          </table:table-cell>
          <table:table-cell table:formula="of:=CONCATENATE(TRIM([.O9]);TRIM([.P9]))" office:value-type="string" office:string-value="Web-based-AppsLess than 1 year">
            <text:p>Web-based-AppsLess than 1 year</text:p>
          </table:table-cell>
          <table:table-cell office:value-type="float" office:value="1">
            <text:p>1</text:p>
          </table:table-cell>
          <table:table-cell table:number-columns-repeated="2"/>
          <table:table-cell office:value-type="string">
            <text:p>Database-driven-Apps</text:p>
          </table:table-cell>
          <table:table-cell office:value-type="string">
            <text:p>More than 6 years</text:p>
          </table:table-cell>
          <table:table-cell table:formula="of:=SUMIF([.$R$1:.$R$105]; CONCATENATE(TRIM([.V9]);TRIM([.W9])); [.$S$1:.$S$105])" office:value-type="float" office:value="1">
            <text:p>1</text:p>
          </table:table-cell>
        </table:table-row>
        <table:table-row table:style-name="ro2">
          <table:table-cell office:value-type="float" office:value="35">
            <text:p>35</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10]; [.$K$1:.$L$5]; 2; 0)" office:value-type="float" office:value="1">
            <text:p>1</text:p>
          </table:table-cell>
          <table:table-cell table:formula="of:=CONCATENATE(TRIM([.O10]);TRIM([.P10]))" office:value-type="string" office:string-value="Web-based-AppsLess than 1 year">
            <text:p>Web-based-AppsLess than 1 year</text:p>
          </table:table-cell>
          <table:table-cell office:value-type="float" office:value="1">
            <text:p>1</text:p>
          </table:table-cell>
          <table:table-cell table:number-columns-repeated="2"/>
          <table:table-cell office:value-type="string">
            <text:p>DBMS</text:p>
          </table:table-cell>
          <table:table-cell office:value-type="string">
            <text:p>Less than 1 year</text:p>
          </table:table-cell>
          <table:table-cell table:formula="of:=SUMIF([.$R$1:.$R$105]; CONCATENATE(TRIM([.V10]);TRIM([.W10])); [.$S$1:.$S$105])" office:value-type="float" office:value="5">
            <text:p>5</text:p>
          </table:table-cell>
        </table:table-row>
        <table:table-row table:style-name="ro2">
          <table:table-cell office:value-type="float" office:value="37">
            <text:p>37</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11]; [.$K$1:.$L$5]; 2; 0)" office:value-type="float" office:value="2">
            <text:p>2</text:p>
          </table:table-cell>
          <table:table-cell table:formula="of:=CONCATENATE(TRIM([.O11]);TRIM([.P11]))" office:value-type="string" office:string-value="Web-based-Apps1-3 years">
            <text:p>Web-based-Apps1-3 years</text:p>
          </table:table-cell>
          <table:table-cell office:value-type="float" office:value="1">
            <text:p>1</text:p>
          </table:table-cell>
          <table:table-cell table:number-columns-repeated="2"/>
          <table:table-cell office:value-type="string">
            <text:p>DBMS</text:p>
          </table:table-cell>
          <table:table-cell office:value-type="string">
            <text:p>1-3 years</text:p>
          </table:table-cell>
          <table:table-cell table:formula="of:=SUMIF([.$R$1:.$R$105]; CONCATENATE(TRIM([.V11]);TRIM([.W11])); [.$S$1:.$S$105])" office:value-type="float" office:value="19">
            <text:p>19</text:p>
          </table:table-cell>
        </table:table-row>
        <table:table-row table:style-name="ro2">
          <table:table-cell office:value-type="float" office:value="38">
            <text:p>38</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12]; [.$K$1:.$L$5]; 2; 0)" office:value-type="float" office:value="1">
            <text:p>1</text:p>
          </table:table-cell>
          <table:table-cell table:formula="of:=CONCATENATE(TRIM([.O12]);TRIM([.P12]))" office:value-type="string" office:string-value="Web-based-AppsLess than 1 year">
            <text:p>Web-based-AppsLess than 1 year</text:p>
          </table:table-cell>
          <table:table-cell office:value-type="float" office:value="1">
            <text:p>1</text:p>
          </table:table-cell>
          <table:table-cell table:number-columns-repeated="2"/>
          <table:table-cell office:value-type="string">
            <text:p>DBMS</text:p>
          </table:table-cell>
          <table:table-cell office:value-type="string">
            <text:p>3-6 years</text:p>
          </table:table-cell>
          <table:table-cell table:formula="of:=SUMIF([.$R$1:.$R$105]; CONCATENATE(TRIM([.V12]);TRIM([.W12])); [.$S$1:.$S$105])" office:value-type="float" office:value="1">
            <text:p>1</text:p>
          </table:table-cell>
        </table:table-row>
        <table:table-row table:style-name="ro2">
          <table:table-cell office:value-type="float" office:value="12">
            <text:p>12</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13]; [.$K$1:.$L$5]; 2; 0)" office:value-type="float" office:value="2">
            <text:p>2</text:p>
          </table:table-cell>
          <table:table-cell table:formula="of:=CONCATENATE(TRIM([.O13]);TRIM([.P13]))" office:value-type="string" office:string-value="Web-based-Apps1-3 years">
            <text:p>Web-based-Apps1-3 years</text:p>
          </table:table-cell>
          <table:table-cell office:value-type="float" office:value="1">
            <text:p>1</text:p>
          </table:table-cell>
          <table:table-cell table:number-columns-repeated="2"/>
          <table:table-cell office:value-type="string">
            <text:p>DBMS</text:p>
          </table:table-cell>
          <table:table-cell office:value-type="string">
            <text:p>More than 6 years</text:p>
          </table:table-cell>
          <table:table-cell table:formula="of:=SUMIF([.$R$1:.$R$105]; CONCATENATE(TRIM([.V13]);TRIM([.W13])); [.$S$1:.$S$105])" office:value-type="float" office:value="1">
            <text:p>1</text:p>
          </table:table-cell>
        </table:table-row>
        <table:table-row table:style-name="ro2">
          <table:table-cell office:value-type="float" office:value="24">
            <text:p>24</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14]; [.$K$1:.$L$5]; 2; 0)" office:value-type="float" office:value="1">
            <text:p>1</text:p>
          </table:table-cell>
          <table:table-cell table:formula="of:=CONCATENATE(TRIM([.O14]);TRIM([.P14]))" office:value-type="string" office:string-value="Web-based-AppsLess than 1 year">
            <text:p>Web-based-AppsLess than 1 year</text:p>
          </table:table-cell>
          <table:table-cell office:value-type="float" office:value="1">
            <text:p>1</text:p>
          </table:table-cell>
          <table:table-cell table:number-columns-repeated="2"/>
          <table:table-cell office:value-type="string">
            <text:p>XML</text:p>
          </table:table-cell>
          <table:table-cell office:value-type="string">
            <text:p>Less than 1 year</text:p>
          </table:table-cell>
          <table:table-cell table:formula="of:=SUMIF([.$R$1:.$R$105]; CONCATENATE(TRIM([.V14]);TRIM([.W14])); [.$S$1:.$S$105])" office:value-type="float" office:value="12">
            <text:p>12</text:p>
          </table:table-cell>
        </table:table-row>
        <table:table-row table:style-name="ro2">
          <table:table-cell office:value-type="float" office:value="42">
            <text:p>42</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1-3 years</text:p>
          </table:table-cell>
          <table:table-cell table:formula="of:=VLOOKUP([.P15]; [.$K$1:.$L$5]; 2; 0)" office:value-type="float" office:value="2">
            <text:p>2</text:p>
          </table:table-cell>
          <table:table-cell table:formula="of:=CONCATENATE(TRIM([.O15]);TRIM([.P15]))" office:value-type="string" office:string-value="Web-based-Apps1-3 years">
            <text:p>Web-based-Apps1-3 years</text:p>
          </table:table-cell>
          <table:table-cell office:value-type="float" office:value="1">
            <text:p>1</text:p>
          </table:table-cell>
          <table:table-cell table:number-columns-repeated="2"/>
          <table:table-cell office:value-type="string">
            <text:p>XML</text:p>
          </table:table-cell>
          <table:table-cell office:value-type="string">
            <text:p>1-3 years</text:p>
          </table:table-cell>
          <table:table-cell table:formula="of:=SUMIF([.$R$1:.$R$105]; CONCATENATE(TRIM([.V15]);TRIM([.W15])); [.$S$1:.$S$105])" office:value-type="float" office:value="13">
            <text:p>13</text:p>
          </table:table-cell>
        </table:table-row>
        <table:table-row table:style-name="ro2">
          <table:table-cell office:value-type="float" office:value="17">
            <text:p>17</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1-3 years</text:p>
          </table:table-cell>
          <table:table-cell table:formula="of:=VLOOKUP([.P16]; [.$K$1:.$L$5]; 2; 0)" office:value-type="float" office:value="2">
            <text:p>2</text:p>
          </table:table-cell>
          <table:table-cell table:formula="of:=CONCATENATE(TRIM([.O16]);TRIM([.P16]))" office:value-type="string" office:string-value="Web-based-Apps1-3 years">
            <text:p>Web-based-Apps1-3 years</text:p>
          </table:table-cell>
          <table:table-cell office:value-type="float" office:value="1">
            <text:p>1</text:p>
          </table:table-cell>
          <table:table-cell table:number-columns-repeated="2"/>
          <table:table-cell office:value-type="string">
            <text:p>XML</text:p>
          </table:table-cell>
          <table:table-cell office:value-type="string">
            <text:p>3-6 years</text:p>
          </table:table-cell>
          <table:table-cell table:formula="of:=SUMIF([.$R$1:.$R$105]; CONCATENATE(TRIM([.V16]);TRIM([.W16])); [.$S$1:.$S$105])" office:value-type="float" office:value="1">
            <text:p>1</text:p>
          </table:table-cell>
        </table:table-row>
        <table:table-row table:style-name="ro2">
          <table:table-cell office:value-type="float" office:value="22">
            <text:p>22</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17]; [.$K$1:.$L$5]; 2; 0)" office:value-type="float" office:value="2">
            <text:p>2</text:p>
          </table:table-cell>
          <table:table-cell table:formula="of:=CONCATENATE(TRIM([.O17]);TRIM([.P17]))" office:value-type="string" office:string-value="Web-based-Apps1-3 years">
            <text:p>Web-based-Apps1-3 years</text:p>
          </table:table-cell>
          <table:table-cell office:value-type="float" office:value="1">
            <text:p>1</text:p>
          </table:table-cell>
          <table:table-cell table:number-columns-repeated="2"/>
          <table:table-cell office:value-type="string">
            <text:p>XML</text:p>
          </table:table-cell>
          <table:table-cell office:value-type="string">
            <text:p>More than 6 years</text:p>
          </table:table-cell>
          <table:table-cell table:formula="of:=SUMIF([.$R$1:.$R$105]; CONCATENATE(TRIM([.V17]);TRIM([.W17])); [.$S$1:.$S$105])" office:value-type="float" office:value="0">
            <text:p>0</text:p>
          </table:table-cell>
        </table:table-row>
        <table:table-row table:style-name="ro2">
          <table:table-cell office:value-type="float" office:value="16">
            <text:p>16</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18]; [.$K$1:.$L$5]; 2; 0)" office:value-type="float" office:value="1">
            <text:p>1</text:p>
          </table:table-cell>
          <table:table-cell table:formula="of:=CONCATENATE(TRIM([.O18]);TRIM([.P18]))" office:value-type="string" office:string-value="Web-based-AppsLess than 1 year">
            <text:p>Web-based-AppsLess than 1 year</text:p>
          </table:table-cell>
          <table:table-cell office:value-type="float" office:value="1">
            <text:p>1</text:p>
          </table:table-cell>
          <table:table-cell table:number-columns-repeated="5"/>
        </table:table-row>
        <table:table-row table:style-name="ro2">
          <table:table-cell office:value-type="float" office:value="19">
            <text:p>19</text:p>
          </table:table-cell>
          <table:table-cell office:value-type="string">
            <text:p>Web-based-Apps</text:p>
          </table:table-cell>
          <table:table-cell office:value-type="string">
            <text:p>3-6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3-6 years</text:p>
          </table:table-cell>
          <table:table-cell table:formula="of:=VLOOKUP([.P19]; [.$K$1:.$L$5]; 2; 0)" office:value-type="float" office:value="3">
            <text:p>3</text:p>
          </table:table-cell>
          <table:table-cell table:formula="of:=CONCATENATE(TRIM([.O19]);TRIM([.P19]))" office:value-type="string" office:string-value="Web-based-Apps3-6 years">
            <text:p>Web-based-Apps3-6 years</text:p>
          </table:table-cell>
          <table:table-cell office:value-type="float" office:value="1">
            <text:p>1</text:p>
          </table:table-cell>
          <table:table-cell table:number-columns-repeated="5"/>
        </table:table-row>
        <table:table-row table:style-name="ro2">
          <table:table-cell office:value-type="float" office:value="28">
            <text:p>28</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20]; [.$K$1:.$L$5]; 2; 0)" office:value-type="float" office:value="1">
            <text:p>1</text:p>
          </table:table-cell>
          <table:table-cell table:formula="of:=CONCATENATE(TRIM([.O20]);TRIM([.P20]))" office:value-type="string" office:string-value="Web-based-AppsLess than 1 year">
            <text:p>Web-based-AppsLess than 1 year</text:p>
          </table:table-cell>
          <table:table-cell office:value-type="float" office:value="1">
            <text:p>1</text:p>
          </table:table-cell>
          <table:table-cell table:number-columns-repeated="5"/>
        </table:table-row>
        <table:table-row table:style-name="ro2">
          <table:table-cell office:value-type="float" office:value="13">
            <text:p>13</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21]; [.$K$1:.$L$5]; 2; 0)" office:value-type="float" office:value="2">
            <text:p>2</text:p>
          </table:table-cell>
          <table:table-cell table:formula="of:=CONCATENATE(TRIM([.O21]);TRIM([.P21]))" office:value-type="string" office:string-value="Web-based-Apps1-3 years">
            <text:p>Web-based-Apps1-3 years</text:p>
          </table:table-cell>
          <table:table-cell office:value-type="float" office:value="1">
            <text:p>1</text:p>
          </table:table-cell>
          <table:table-cell table:number-columns-repeated="5"/>
        </table:table-row>
        <table:table-row table:style-name="ro2">
          <table:table-cell office:value-type="float" office:value="14">
            <text:p>14</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22]; [.$K$1:.$L$5]; 2; 0)" office:value-type="float" office:value="1">
            <text:p>1</text:p>
          </table:table-cell>
          <table:table-cell table:formula="of:=CONCATENATE(TRIM([.O22]);TRIM([.P22]))" office:value-type="string" office:string-value="Web-based-AppsLess than 1 year">
            <text:p>Web-based-AppsLess than 1 year</text:p>
          </table:table-cell>
          <table:table-cell office:value-type="float" office:value="1">
            <text:p>1</text:p>
          </table:table-cell>
          <table:table-cell table:number-columns-repeated="5"/>
        </table:table-row>
        <table:table-row table:style-name="ro2">
          <table:table-cell office:value-type="float" office:value="34">
            <text:p>34</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23]; [.$K$1:.$L$5]; 2; 0)" office:value-type="float" office:value="1">
            <text:p>1</text:p>
          </table:table-cell>
          <table:table-cell table:formula="of:=CONCATENATE(TRIM([.O23]);TRIM([.P23]))" office:value-type="string" office:string-value="Web-based-AppsLess than 1 year">
            <text:p>Web-based-AppsLess than 1 year</text:p>
          </table:table-cell>
          <table:table-cell office:value-type="float" office:value="1">
            <text:p>1</text:p>
          </table:table-cell>
          <table:table-cell table:number-columns-repeated="5"/>
        </table:table-row>
        <table:table-row table:style-name="ro2">
          <table:table-cell office:value-type="float" office:value="40">
            <text:p>40</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24]; [.$K$1:.$L$5]; 2; 0)" office:value-type="float" office:value="1">
            <text:p>1</text:p>
          </table:table-cell>
          <table:table-cell table:formula="of:=CONCATENATE(TRIM([.O24]);TRIM([.P24]))" office:value-type="string" office:string-value="Web-based-AppsLess than 1 year">
            <text:p>Web-based-AppsLess than 1 year</text:p>
          </table:table-cell>
          <table:table-cell office:value-type="float" office:value="1">
            <text:p>1</text:p>
          </table:table-cell>
          <table:table-cell table:number-columns-repeated="5"/>
        </table:table-row>
        <table:table-row table:style-name="ro2">
          <table:table-cell office:value-type="float" office:value="45">
            <text:p>45</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25]; [.$K$1:.$L$5]; 2; 0)" office:value-type="float" office:value="1">
            <text:p>1</text:p>
          </table:table-cell>
          <table:table-cell table:formula="of:=CONCATENATE(TRIM([.O25]);TRIM([.P25]))" office:value-type="string" office:string-value="Web-based-AppsLess than 1 year">
            <text:p>Web-based-AppsLess than 1 year</text:p>
          </table:table-cell>
          <table:table-cell office:value-type="float" office:value="1">
            <text:p>1</text:p>
          </table:table-cell>
          <table:table-cell table:number-columns-repeated="5"/>
        </table:table-row>
        <table:table-row table:style-name="ro2">
          <table:table-cell office:value-type="float" office:value="20">
            <text:p>20</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26]; [.$K$1:.$L$5]; 2; 0)" office:value-type="float" office:value="1">
            <text:p>1</text:p>
          </table:table-cell>
          <table:table-cell table:formula="of:=CONCATENATE(TRIM([.O26]);TRIM([.P26]))" office:value-type="string" office:string-value="Web-based-AppsLess than 1 year">
            <text:p>Web-based-AppsLess than 1 year</text:p>
          </table:table-cell>
          <table:table-cell office:value-type="float" office:value="1">
            <text:p>1</text:p>
          </table:table-cell>
          <table:table-cell table:number-columns-repeated="5"/>
        </table:table-row>
        <table:table-row table:style-name="ro2">
          <table:table-cell office:value-type="float" office:value="44">
            <text:p>44</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27]; [.$K$1:.$L$5]; 2; 0)" office:value-type="float" office:value="2">
            <text:p>2</text:p>
          </table:table-cell>
          <table:table-cell table:formula="of:=CONCATENATE(TRIM([.O27]);TRIM([.P27]))" office:value-type="string" office:string-value="Web-based-Apps1-3 years">
            <text:p>Web-based-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28]; [.$K$1:.$L$5]; 2; 0)" office:value-type="float" office:value="1">
            <text:p>1</text:p>
          </table:table-cell>
          <table:table-cell table:formula="of:=CONCATENATE(TRIM([.O28]);TRIM([.P28]))"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29]; [.$K$1:.$L$5]; 2; 0)" office:value-type="float" office:value="2">
            <text:p>2</text:p>
          </table:table-cell>
          <table:table-cell table:formula="of:=CONCATENATE(TRIM([.O29]);TRIM([.P29]))"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More than 6 years</text:p>
          </table:table-cell>
          <table:table-cell table:formula="of:=VLOOKUP([.P30]; [.$K$1:.$L$5]; 2; 0)" office:value-type="float" office:value="4">
            <text:p>4</text:p>
          </table:table-cell>
          <table:table-cell table:formula="of:=CONCATENATE(TRIM([.O30]);TRIM([.P30]))" office:value-type="string" office:string-value="Database-driven-AppsMore than 6 years">
            <text:p>Database-driven-AppsMore than 6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3-6 years</text:p>
          </table:table-cell>
          <table:table-cell table:formula="of:=VLOOKUP([.P31]; [.$K$1:.$L$5]; 2; 0)" office:value-type="float" office:value="3">
            <text:p>3</text:p>
          </table:table-cell>
          <table:table-cell table:formula="of:=CONCATENATE(TRIM([.O31]);TRIM([.P31]))" office:value-type="string" office:string-value="Database-driven-Apps3-6 years">
            <text:p>Database-driven-Apps3-6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2]; [.$K$1:.$L$5]; 2; 0)" office:value-type="float" office:value="2">
            <text:p>2</text:p>
          </table:table-cell>
          <table:table-cell table:formula="of:=CONCATENATE(TRIM([.O32]);TRIM([.P32]))"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3]; [.$K$1:.$L$5]; 2; 0)" office:value-type="float" office:value="2">
            <text:p>2</text:p>
          </table:table-cell>
          <table:table-cell table:formula="of:=CONCATENATE(TRIM([.O33]);TRIM([.P33]))"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4]; [.$K$1:.$L$5]; 2; 0)" office:value-type="float" office:value="2">
            <text:p>2</text:p>
          </table:table-cell>
          <table:table-cell table:formula="of:=CONCATENATE(TRIM([.O34]);TRIM([.P34]))"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35]; [.$K$1:.$L$5]; 2; 0)" office:value-type="float" office:value="1">
            <text:p>1</text:p>
          </table:table-cell>
          <table:table-cell table:formula="of:=CONCATENATE(TRIM([.O35]);TRIM([.P35]))"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36]; [.$K$1:.$L$5]; 2; 0)" office:value-type="float" office:value="1">
            <text:p>1</text:p>
          </table:table-cell>
          <table:table-cell table:formula="of:=CONCATENATE(TRIM([.O36]);TRIM([.P36]))"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7]; [.$K$1:.$L$5]; 2; 0)" office:value-type="float" office:value="2">
            <text:p>2</text:p>
          </table:table-cell>
          <table:table-cell table:formula="of:=CONCATENATE(TRIM([.O37]);TRIM([.P37]))"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8]; [.$K$1:.$L$5]; 2; 0)" office:value-type="float" office:value="2">
            <text:p>2</text:p>
          </table:table-cell>
          <table:table-cell table:formula="of:=CONCATENATE(TRIM([.O38]);TRIM([.P38]))"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9]; [.$K$1:.$L$5]; 2; 0)" office:value-type="float" office:value="2">
            <text:p>2</text:p>
          </table:table-cell>
          <table:table-cell table:formula="of:=CONCATENATE(TRIM([.O39]);TRIM([.P39]))"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0]; [.$K$1:.$L$5]; 2; 0)" office:value-type="float" office:value="1">
            <text:p>1</text:p>
          </table:table-cell>
          <table:table-cell table:formula="of:=CONCATENATE(TRIM([.O40]);TRIM([.P40]))"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1]; [.$K$1:.$L$5]; 2; 0)" office:value-type="float" office:value="1">
            <text:p>1</text:p>
          </table:table-cell>
          <table:table-cell table:formula="of:=CONCATENATE(TRIM([.O41]);TRIM([.P41]))"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2]; [.$K$1:.$L$5]; 2; 0)" office:value-type="float" office:value="1">
            <text:p>1</text:p>
          </table:table-cell>
          <table:table-cell table:formula="of:=CONCATENATE(TRIM([.O42]);TRIM([.P42]))"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3]; [.$K$1:.$L$5]; 2; 0)" office:value-type="float" office:value="2">
            <text:p>2</text:p>
          </table:table-cell>
          <table:table-cell table:formula="of:=CONCATENATE(TRIM([.O43]);TRIM([.P43]))"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4]; [.$K$1:.$L$5]; 2; 0)" office:value-type="float" office:value="2">
            <text:p>2</text:p>
          </table:table-cell>
          <table:table-cell table:formula="of:=CONCATENATE(TRIM([.O44]);TRIM([.P44]))"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5]; [.$K$1:.$L$5]; 2; 0)" office:value-type="float" office:value="2">
            <text:p>2</text:p>
          </table:table-cell>
          <table:table-cell table:formula="of:=CONCATENATE(TRIM([.O45]);TRIM([.P45]))"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6]; [.$K$1:.$L$5]; 2; 0)" office:value-type="float" office:value="1">
            <text:p>1</text:p>
          </table:table-cell>
          <table:table-cell table:formula="of:=CONCATENATE(TRIM([.O46]);TRIM([.P46]))"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7]; [.$K$1:.$L$5]; 2; 0)" office:value-type="float" office:value="2">
            <text:p>2</text:p>
          </table:table-cell>
          <table:table-cell table:formula="of:=CONCATENATE(TRIM([.O47]);TRIM([.P47]))" office:value-type="string" office:string-value="Database-driven-Apps1-3 years">
            <text:p>Database-driven-Apps1-3 years</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8]; [.$K$1:.$L$5]; 2; 0)" office:value-type="float" office:value="1">
            <text:p>1</text:p>
          </table:table-cell>
          <table:table-cell table:formula="of:=CONCATENATE(TRIM([.O48]);TRIM([.P48]))"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9]; [.$K$1:.$L$5]; 2; 0)" office:value-type="float" office:value="1">
            <text:p>1</text:p>
          </table:table-cell>
          <table:table-cell table:formula="of:=CONCATENATE(TRIM([.O49]);TRIM([.P49]))"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0]; [.$K$1:.$L$5]; 2; 0)" office:value-type="float" office:value="1">
            <text:p>1</text:p>
          </table:table-cell>
          <table:table-cell table:formula="of:=CONCATENATE(TRIM([.O50]);TRIM([.P50]))"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1]; [.$K$1:.$L$5]; 2; 0)" office:value-type="float" office:value="1">
            <text:p>1</text:p>
          </table:table-cell>
          <table:table-cell table:formula="of:=CONCATENATE(TRIM([.O51]);TRIM([.P51]))"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2]; [.$K$1:.$L$5]; 2; 0)" office:value-type="float" office:value="1">
            <text:p>1</text:p>
          </table:table-cell>
          <table:table-cell table:formula="of:=CONCATENATE(TRIM([.O52]);TRIM([.P52]))"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3]; [.$K$1:.$L$5]; 2; 0)" office:value-type="float" office:value="1">
            <text:p>1</text:p>
          </table:table-cell>
          <table:table-cell table:formula="of:=CONCATENATE(TRIM([.O53]);TRIM([.P53]))" office:value-type="string" office:string-value="Database-driven-AppsLess than 1 year">
            <text:p>Database-driven-Apps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54]; [.$K$1:.$L$5]; 2; 0)" office:value-type="float" office:value="2">
            <text:p>2</text:p>
          </table:table-cell>
          <table:table-cell table:formula="of:=CONCATENATE(TRIM([.O54]);TRIM([.P54]))"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55]; [.$K$1:.$L$5]; 2; 0)" office:value-type="float" office:value="2">
            <text:p>2</text:p>
          </table:table-cell>
          <table:table-cell table:formula="of:=CONCATENATE(TRIM([.O55]);TRIM([.P55]))"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More than 6 years</text:p>
          </table:table-cell>
          <table:table-cell table:formula="of:=VLOOKUP([.P56]; [.$K$1:.$L$5]; 2; 0)" office:value-type="float" office:value="4">
            <text:p>4</text:p>
          </table:table-cell>
          <table:table-cell table:formula="of:=CONCATENATE(TRIM([.O56]);TRIM([.P56]))" office:value-type="string" office:string-value="DBMSMore than 6 years">
            <text:p>DBMSMore than 6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57]; [.$K$1:.$L$5]; 2; 0)" office:value-type="float" office:value="2">
            <text:p>2</text:p>
          </table:table-cell>
          <table:table-cell table:formula="of:=CONCATENATE(TRIM([.O57]);TRIM([.P57]))"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58]; [.$K$1:.$L$5]; 2; 0)" office:value-type="float" office:value="2">
            <text:p>2</text:p>
          </table:table-cell>
          <table:table-cell table:formula="of:=CONCATENATE(TRIM([.O58]);TRIM([.P58]))"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3-6 years</text:p>
          </table:table-cell>
          <table:table-cell table:formula="of:=VLOOKUP([.P59]; [.$K$1:.$L$5]; 2; 0)" office:value-type="float" office:value="3">
            <text:p>3</text:p>
          </table:table-cell>
          <table:table-cell table:formula="of:=CONCATENATE(TRIM([.O59]);TRIM([.P59]))" office:value-type="string" office:string-value="DBMS3-6 years">
            <text:p>DBMS3-6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60]; [.$K$1:.$L$5]; 2; 0)" office:value-type="float" office:value="2">
            <text:p>2</text:p>
          </table:table-cell>
          <table:table-cell table:formula="of:=CONCATENATE(TRIM([.O60]);TRIM([.P60]))"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Less than 1 year</text:p>
          </table:table-cell>
          <table:table-cell table:formula="of:=VLOOKUP([.P61]; [.$K$1:.$L$5]; 2; 0)" office:value-type="float" office:value="1">
            <text:p>1</text:p>
          </table:table-cell>
          <table:table-cell table:formula="of:=CONCATENATE(TRIM([.O61]);TRIM([.P61]))" office:value-type="string" office:string-value="DBMSLess than 1 year">
            <text:p>DBMS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62]; [.$K$1:.$L$5]; 2; 0)" office:value-type="float" office:value="2">
            <text:p>2</text:p>
          </table:table-cell>
          <table:table-cell table:formula="of:=CONCATENATE(TRIM([.O62]);TRIM([.P62]))"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63]; [.$K$1:.$L$5]; 2; 0)" office:value-type="float" office:value="2">
            <text:p>2</text:p>
          </table:table-cell>
          <table:table-cell table:formula="of:=CONCATENATE(TRIM([.O63]);TRIM([.P63]))"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64]; [.$K$1:.$L$5]; 2; 0)" office:value-type="float" office:value="2">
            <text:p>2</text:p>
          </table:table-cell>
          <table:table-cell table:formula="of:=CONCATENATE(TRIM([.O64]);TRIM([.P64]))"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65]; [.$K$1:.$L$5]; 2; 0)" office:value-type="float" office:value="2">
            <text:p>2</text:p>
          </table:table-cell>
          <table:table-cell table:formula="of:=CONCATENATE(TRIM([.O65]);TRIM([.P65]))"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Less than 1 year</text:p>
          </table:table-cell>
          <table:table-cell table:formula="of:=VLOOKUP([.P66]; [.$K$1:.$L$5]; 2; 0)" office:value-type="float" office:value="1">
            <text:p>1</text:p>
          </table:table-cell>
          <table:table-cell table:formula="of:=CONCATENATE(TRIM([.O66]);TRIM([.P66]))" office:value-type="string" office:string-value="DBMSLess than 1 year">
            <text:p>DBMS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67]; [.$K$1:.$L$5]; 2; 0)" office:value-type="float" office:value="2">
            <text:p>2</text:p>
          </table:table-cell>
          <table:table-cell table:formula="of:=CONCATENATE(TRIM([.O67]);TRIM([.P67]))"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Less than 1 year</text:p>
          </table:table-cell>
          <table:table-cell table:formula="of:=VLOOKUP([.P68]; [.$K$1:.$L$5]; 2; 0)" office:value-type="float" office:value="1">
            <text:p>1</text:p>
          </table:table-cell>
          <table:table-cell table:formula="of:=CONCATENATE(TRIM([.O68]);TRIM([.P68]))" office:value-type="string" office:string-value="DBMSLess than 1 year">
            <text:p>DBMS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69]; [.$K$1:.$L$5]; 2; 0)" office:value-type="float" office:value="2">
            <text:p>2</text:p>
          </table:table-cell>
          <table:table-cell table:formula="of:=CONCATENATE(TRIM([.O69]);TRIM([.P69]))"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0]; [.$K$1:.$L$5]; 2; 0)" office:value-type="float" office:value="2">
            <text:p>2</text:p>
          </table:table-cell>
          <table:table-cell table:formula="of:=CONCATENATE(TRIM([.O70]);TRIM([.P70]))"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1]; [.$K$1:.$L$5]; 2; 0)" office:value-type="float" office:value="2">
            <text:p>2</text:p>
          </table:table-cell>
          <table:table-cell table:formula="of:=CONCATENATE(TRIM([.O71]);TRIM([.P71]))"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2]; [.$K$1:.$L$5]; 2; 0)" office:value-type="float" office:value="2">
            <text:p>2</text:p>
          </table:table-cell>
          <table:table-cell table:formula="of:=CONCATENATE(TRIM([.O72]);TRIM([.P72]))"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3]; [.$K$1:.$L$5]; 2; 0)" office:value-type="float" office:value="2">
            <text:p>2</text:p>
          </table:table-cell>
          <table:table-cell table:formula="of:=CONCATENATE(TRIM([.O73]);TRIM([.P73]))"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4]; [.$K$1:.$L$5]; 2; 0)" office:value-type="float" office:value="2">
            <text:p>2</text:p>
          </table:table-cell>
          <table:table-cell table:formula="of:=CONCATENATE(TRIM([.O74]);TRIM([.P74]))"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Less than 1 year</text:p>
          </table:table-cell>
          <table:table-cell table:formula="of:=VLOOKUP([.P75]; [.$K$1:.$L$5]; 2; 0)" office:value-type="float" office:value="1">
            <text:p>1</text:p>
          </table:table-cell>
          <table:table-cell table:formula="of:=CONCATENATE(TRIM([.O75]);TRIM([.P75]))" office:value-type="string" office:string-value="DBMSLess than 1 year">
            <text:p>DBMS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Less than 1 year</text:p>
          </table:table-cell>
          <table:table-cell table:formula="of:=VLOOKUP([.P76]; [.$K$1:.$L$5]; 2; 0)" office:value-type="float" office:value="1">
            <text:p>1</text:p>
          </table:table-cell>
          <table:table-cell table:formula="of:=CONCATENATE(TRIM([.O76]);TRIM([.P76]))" office:value-type="string" office:string-value="DBMSLess than 1 year">
            <text:p>DBMS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7]; [.$K$1:.$L$5]; 2; 0)" office:value-type="float" office:value="2">
            <text:p>2</text:p>
          </table:table-cell>
          <table:table-cell table:formula="of:=CONCATENATE(TRIM([.O77]);TRIM([.P77]))"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8]; [.$K$1:.$L$5]; 2; 0)" office:value-type="float" office:value="2">
            <text:p>2</text:p>
          </table:table-cell>
          <table:table-cell table:formula="of:=CONCATENATE(TRIM([.O78]);TRIM([.P78]))"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DBMS</text:p>
          </table:table-cell>
          <table:table-cell office:value-type="string">
            <text:p>1-3 years</text:p>
          </table:table-cell>
          <table:table-cell table:formula="of:=VLOOKUP([.P79]; [.$K$1:.$L$5]; 2; 0)" office:value-type="float" office:value="2">
            <text:p>2</text:p>
          </table:table-cell>
          <table:table-cell table:formula="of:=CONCATENATE(TRIM([.O79]);TRIM([.P79]))" office:value-type="string" office:string-value="DBMS1-3 years">
            <text:p>DBMS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80]; [.$K$1:.$L$5]; 2; 0)" office:value-type="float" office:value="1">
            <text:p>1</text:p>
          </table:table-cell>
          <table:table-cell table:formula="of:=CONCATENATE(TRIM([.O80]);TRIM([.P80]))"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81]; [.$K$1:.$L$5]; 2; 0)" office:value-type="float" office:value="1">
            <text:p>1</text:p>
          </table:table-cell>
          <table:table-cell table:formula="of:=CONCATENATE(TRIM([.O81]);TRIM([.P81]))"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3-6 years</text:p>
          </table:table-cell>
          <table:table-cell table:formula="of:=VLOOKUP([.P82]; [.$K$1:.$L$5]; 2; 0)" office:value-type="float" office:value="3">
            <text:p>3</text:p>
          </table:table-cell>
          <table:table-cell table:formula="of:=CONCATENATE(TRIM([.O82]);TRIM([.P82]))" office:value-type="string" office:string-value="XML3-6 years">
            <text:p>XML3-6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83]; [.$K$1:.$L$5]; 2; 0)" office:value-type="float" office:value="2">
            <text:p>2</text:p>
          </table:table-cell>
          <table:table-cell table:formula="of:=CONCATENATE(TRIM([.O83]);TRIM([.P83]))"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84]; [.$K$1:.$L$5]; 2; 0)" office:value-type="float" office:value="1">
            <text:p>1</text:p>
          </table:table-cell>
          <table:table-cell table:formula="of:=CONCATENATE(TRIM([.O84]);TRIM([.P84]))"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85]; [.$K$1:.$L$5]; 2; 0)" office:value-type="float" office:value="1">
            <text:p>1</text:p>
          </table:table-cell>
          <table:table-cell table:formula="of:=CONCATENATE(TRIM([.O85]);TRIM([.P85]))"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86]; [.$K$1:.$L$5]; 2; 0)" office:value-type="float" office:value="1">
            <text:p>1</text:p>
          </table:table-cell>
          <table:table-cell table:formula="of:=CONCATENATE(TRIM([.O86]);TRIM([.P86]))"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87]; [.$K$1:.$L$5]; 2; 0)" office:value-type="float" office:value="1">
            <text:p>1</text:p>
          </table:table-cell>
          <table:table-cell table:formula="of:=CONCATENATE(TRIM([.O87]);TRIM([.P87]))"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88]; [.$K$1:.$L$5]; 2; 0)" office:value-type="float" office:value="2">
            <text:p>2</text:p>
          </table:table-cell>
          <table:table-cell table:formula="of:=CONCATENATE(TRIM([.O88]);TRIM([.P88]))"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89]; [.$K$1:.$L$5]; 2; 0)" office:value-type="float" office:value="2">
            <text:p>2</text:p>
          </table:table-cell>
          <table:table-cell table:formula="of:=CONCATENATE(TRIM([.O89]);TRIM([.P89]))"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90]; [.$K$1:.$L$5]; 2; 0)" office:value-type="float" office:value="2">
            <text:p>2</text:p>
          </table:table-cell>
          <table:table-cell table:formula="of:=CONCATENATE(TRIM([.O90]);TRIM([.P90]))"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91]; [.$K$1:.$L$5]; 2; 0)" office:value-type="float" office:value="2">
            <text:p>2</text:p>
          </table:table-cell>
          <table:table-cell table:formula="of:=CONCATENATE(TRIM([.O91]);TRIM([.P91]))"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92]; [.$K$1:.$L$5]; 2; 0)" office:value-type="float" office:value="1">
            <text:p>1</text:p>
          </table:table-cell>
          <table:table-cell table:formula="of:=CONCATENATE(TRIM([.O92]);TRIM([.P92]))"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93]; [.$K$1:.$L$5]; 2; 0)" office:value-type="float" office:value="1">
            <text:p>1</text:p>
          </table:table-cell>
          <table:table-cell table:formula="of:=CONCATENATE(TRIM([.O93]);TRIM([.P93]))"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94]; [.$K$1:.$L$5]; 2; 0)" office:value-type="float" office:value="1">
            <text:p>1</text:p>
          </table:table-cell>
          <table:table-cell table:formula="of:=CONCATENATE(TRIM([.O94]);TRIM([.P94]))"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95]; [.$K$1:.$L$5]; 2; 0)" office:value-type="float" office:value="2">
            <text:p>2</text:p>
          </table:table-cell>
          <table:table-cell table:formula="of:=CONCATENATE(TRIM([.O95]);TRIM([.P95]))"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96]; [.$K$1:.$L$5]; 2; 0)" office:value-type="float" office:value="2">
            <text:p>2</text:p>
          </table:table-cell>
          <table:table-cell table:formula="of:=CONCATENATE(TRIM([.O96]);TRIM([.P96]))"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97]; [.$K$1:.$L$5]; 2; 0)" office:value-type="float" office:value="2">
            <text:p>2</text:p>
          </table:table-cell>
          <table:table-cell table:formula="of:=CONCATENATE(TRIM([.O97]);TRIM([.P97]))"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98]; [.$K$1:.$L$5]; 2; 0)" office:value-type="float" office:value="1">
            <text:p>1</text:p>
          </table:table-cell>
          <table:table-cell table:formula="of:=CONCATENATE(TRIM([.O98]);TRIM([.P98]))"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99]; [.$K$1:.$L$5]; 2; 0)" office:value-type="float" office:value="2">
            <text:p>2</text:p>
          </table:table-cell>
          <table:table-cell table:formula="of:=CONCATENATE(TRIM([.O99]);TRIM([.P99]))"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100]; [.$K$1:.$L$5]; 2; 0)" office:value-type="float" office:value="2">
            <text:p>2</text:p>
          </table:table-cell>
          <table:table-cell table:formula="of:=CONCATENATE(TRIM([.O100]);TRIM([.P100]))"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101]; [.$K$1:.$L$5]; 2; 0)" office:value-type="float" office:value="1">
            <text:p>1</text:p>
          </table:table-cell>
          <table:table-cell table:formula="of:=CONCATENATE(TRIM([.O101]);TRIM([.P101]))"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Less than 1 year</text:p>
          </table:table-cell>
          <table:table-cell table:formula="of:=VLOOKUP([.P102]; [.$K$1:.$L$5]; 2; 0)" office:value-type="float" office:value="1">
            <text:p>1</text:p>
          </table:table-cell>
          <table:table-cell table:formula="of:=CONCATENATE(TRIM([.O102]);TRIM([.P102]))" office:value-type="string" office:string-value="XMLLess than 1 year">
            <text:p>XMLLess than 1 year</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103]; [.$K$1:.$L$5]; 2; 0)" office:value-type="float" office:value="2">
            <text:p>2</text:p>
          </table:table-cell>
          <table:table-cell table:formula="of:=CONCATENATE(TRIM([.O103]);TRIM([.P103]))"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104]; [.$K$1:.$L$5]; 2; 0)" office:value-type="float" office:value="2">
            <text:p>2</text:p>
          </table:table-cell>
          <table:table-cell table:formula="of:=CONCATENATE(TRIM([.O104]);TRIM([.P104]))" office:value-type="string" office:string-value="XML1-3 years">
            <text:p>XML1-3 years</text:p>
          </table:table-cell>
          <table:table-cell office:value-type="float" office:value="1">
            <text:p>1</text:p>
          </table:table-cell>
          <table:table-cell table:number-columns-repeated="5"/>
        </table:table-row>
        <table:table-row table:style-name="ro1">
          <table:table-cell table:number-columns-repeated="14"/>
          <table:table-cell office:value-type="string">
            <text:p>XML</text:p>
          </table:table-cell>
          <table:table-cell office:value-type="string">
            <text:p>1-3 years</text:p>
          </table:table-cell>
          <table:table-cell table:formula="of:=VLOOKUP([.P105]; [.$K$1:.$L$5]; 2; 0)" office:value-type="float" office:value="2">
            <text:p>2</text:p>
          </table:table-cell>
          <table:table-cell table:formula="of:=CONCATENATE(TRIM([.O105]);TRIM([.P105]))" office:value-type="string" office:string-value="XML1-3 years">
            <text:p>XML1-3 years</text:p>
          </table:table-cell>
          <table:table-cell office:value-type="float" office:value="1">
            <text:p>1</text:p>
          </table:table-cell>
          <table:table-cell table:number-columns-repeated="5"/>
        </table:table-row>
        <table:table-row table:style-name="ro1" table:number-rows-repeated="1048470">
          <table:table-cell table:number-columns-repeated="24"/>
        </table:table-row>
        <table:table-row table:style-name="ro1">
          <table:table-cell table:number-columns-repeated="24"/>
        </table:table-row>
      </table:table>
      <table:table table:name="Raw Data" table:style-name="ta1">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6" table:number-columns-repeated="5" table:default-cell-style-name="Default"/>
        <table:table-column table:style-name="co26" table:default-cell-style-name="Default"/>
        <table:table-column table:style-name="co6" table:number-columns-repeated="2" table:default-cell-style-name="Default"/>
        <table:table-column table:style-name="co27" table:default-cell-style-name="Default"/>
        <table:table-column table:style-name="co6" table:number-columns-repeated="29" table:default-cell-style-name="Default"/>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Metadata</text:p>
          </table:table-cell>
          <table:table-cell office:value-type="string">
            <text:p>Dls</text:p>
          </table:table-cell>
          <table:table-cell office:value-type="string">
            <text:p>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table:style-name="ce3"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float" office:value="1">
            <text:p>1</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27">
            <text:p>27</text:p>
          </table:table-cell>
          <table:table-cell office:value-type="string">
            <text:p>Y</text:p>
          </table:table-cell>
          <table:table-cell table:style-name="ce3"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float" office:value="3">
            <text:p>3</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table:style-name="ce3"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office:value-type="float" office:value="2">
            <text:p>2</text:p>
          </table:table-cell>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1">
            <text:p>31</text:p>
          </table:table-cell>
          <table:table-cell office:value-type="string">
            <text:p>Y</text:p>
          </table:table-cell>
          <table:table-cell table:style-name="ce3"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3" office:value-type="float" office:value="3">
            <text:p>3</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table:style-name="ce3"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office:value-type="float" office:value="3">
            <text:p>3</text:p>
          </table:table-cell>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3">
            <text:p>33</text:p>
          </table:table-cell>
          <table:table-cell office:value-type="string">
            <text:p>Y</text:p>
          </table:table-cell>
          <table:table-cell table:style-name="ce3"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float" office:value="2">
            <text:p>2</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0">
            <text:p>30</text:p>
          </table:table-cell>
          <table:table-cell office:value-type="string">
            <text:p>Y</text:p>
          </table:table-cell>
          <table:table-cell table:style-name="ce3"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float" office:value="2">
            <text:p>2</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43">
            <text:p>43</text:p>
          </table:table-cell>
          <table:table-cell office:value-type="string">
            <text:p>Y</text:p>
          </table:table-cell>
          <table:table-cell table:style-name="ce3"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float" office:value="3">
            <text:p>3</text:p>
          </table:table-cell>
          <table:table-cell table:number-columns-repeated="2" office:value-type="float" office:value="2">
            <text:p>2</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35">
            <text:p>35</text:p>
          </table:table-cell>
          <table:table-cell office:value-type="string">
            <text:p>Y</text:p>
          </table:table-cell>
          <table:table-cell table:style-name="ce3"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table:style-name="ce3"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office:value-type="float" office:value="3">
            <text:p>3</text:p>
          </table:table-cell>
          <table:table-cell table:number-columns-repeated="2" office:value-type="float" office:value="2">
            <text:p>2</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table:style-name="ce3"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office:value-type="float" office:value="1">
            <text:p>1</text:p>
          </table:table-cell>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12">
            <text:p>12</text:p>
          </table:table-cell>
          <table:table-cell office:value-type="string">
            <text:p>Y</text:p>
          </table:table-cell>
          <table:table-cell table:style-name="ce3"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2" office:value-type="float" office:value="2">
            <text:p>2</text:p>
          </table:table-cell>
          <table:table-cell office:value-type="float" office:value="3">
            <text:p>3</text:p>
          </table:table-cell>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24">
            <text:p>24</text:p>
          </table:table-cell>
          <table:table-cell office:value-type="string">
            <text:p>Y</text:p>
          </table:table-cell>
          <table:table-cell table:style-name="ce3"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office:value-type="float" office:value="2">
            <text:p>2</text:p>
          </table:table-cell>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table:style-name="ce3"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float" office:value="1">
            <text:p>1</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17">
            <text:p>17</text:p>
          </table:table-cell>
          <table:table-cell office:value-type="string">
            <text:p>Y</text:p>
          </table:table-cell>
          <table:table-cell table:style-name="ce3"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2" office:value-type="float" office:value="2">
            <text:p>2</text:p>
          </table:table-cell>
          <table:table-cell office:value-type="float" office:value="1">
            <text:p>1</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22">
            <text:p>22</text:p>
          </table:table-cell>
          <table:table-cell office:value-type="string">
            <text:p>Y</text:p>
          </table:table-cell>
          <table:table-cell table:style-name="ce3"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office:value-type="float" office:value="1">
            <text:p>1</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16">
            <text:p>16</text:p>
          </table:table-cell>
          <table:table-cell office:value-type="string">
            <text:p>Y</text:p>
          </table:table-cell>
          <table:table-cell table:style-name="ce3"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office:value-type="float" office:value="2">
            <text:p>2</text:p>
          </table:table-cell>
          <table:table-cell table:number-columns-repeated="2" office:value-type="float" office:value="1">
            <text:p>1</text:p>
          </table:table-cell>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9">
            <text:p>19</text:p>
          </table:table-cell>
          <table:table-cell office:value-type="string">
            <text:p>Y</text:p>
          </table:table-cell>
          <table:table-cell table:style-name="ce3"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office:value-type="float" office:value="1">
            <text:p>1</text:p>
          </table:table-cell>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8">
            <text:p>28</text:p>
          </table:table-cell>
          <table:table-cell office:value-type="string">
            <text:p>Y</text:p>
          </table:table-cell>
          <table:table-cell table:style-name="ce3"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office:value-type="float" office:value="3">
            <text:p>3</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13">
            <text:p>13</text:p>
          </table:table-cell>
          <table:table-cell office:value-type="string">
            <text:p>Y</text:p>
          </table:table-cell>
          <table:table-cell table:style-name="ce3"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office:value-type="float" office:value="3">
            <text:p>3</text:p>
          </table:table-cell>
          <table:table-cell table:number-columns-repeated="2" office:value-type="float" office:value="2">
            <text:p>2</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table:style-name="ce3"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office:value-type="float" office:value="2">
            <text:p>2</text:p>
          </table:table-cell>
          <table:table-cell table:number-columns-repeated="2" office:value-type="float" office:value="1">
            <text:p>1</text:p>
          </table:table-cell>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table:style-name="ce3"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3" office:value-type="float" office:value="2">
            <text:p>2</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40">
            <text:p>40</text:p>
          </table:table-cell>
          <table:table-cell office:value-type="string">
            <text:p>Y</text:p>
          </table:table-cell>
          <table:table-cell table:style-name="ce3"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3" office:value-type="float" office:value="1">
            <text:p>1</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table:style-name="ce3"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office:value-type="float" office:value="4">
            <text:p>4</text:p>
          </table:table-cell>
          <table:table-cell table:number-columns-repeated="2" office:value-type="float" office:value="3">
            <text:p>3</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20">
            <text:p>20</text:p>
          </table:table-cell>
          <table:table-cell office:value-type="string">
            <text:p>Y</text:p>
          </table:table-cell>
          <table:table-cell table:style-name="ce3"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office:value-type="float" office:value="1">
            <text:p>1</text:p>
          </table:table-cell>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44">
            <text:p>44</text:p>
          </table:table-cell>
          <table:table-cell office:value-type="string">
            <text:p>Y</text:p>
          </table:table-cell>
          <table:table-cell table:style-name="ce3"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number-rows-repeated="1048548">
          <table:table-cell table:number-columns-repeated="49"/>
        </table:table-row>
        <table:table-row table:style-name="ro1">
          <table:table-cell table:number-columns-repeated="49"/>
        </table:table-row>
      </table:table>
      <table:table table:name="Lookup Tables" table:style-name="ta1">
        <office:forms form:automatic-focus="false" form:apply-design-mode="false"/>
        <table:table-column table:style-name="co25" table:default-cell-style-name="Default"/>
        <table:table-column table:style-name="co23" table:default-cell-style-name="Default"/>
        <table:table-column table:style-name="co6" table:number-columns-repeated="2" table:default-cell-style-name="Default"/>
        <table:table-column table:style-name="co9" table:default-cell-style-name="Default"/>
        <table:table-row table:style-name="ro3">
          <table:table-cell table:style-name="Heading1" office:value-type="string">
            <text:p>Frequency</text:p>
          </table:table-cell>
          <table:table-cell table:style-name="Heading1" office:value-type="string">
            <text:p>Experience</text:p>
          </table:table-cell>
          <table:table-cell table:number-columns-repeated="3"/>
        </table:table-row>
        <table:table-row table:style-name="ro1">
          <table:table-cell office:value-type="string">
            <text:p>Rarely</text:p>
          </table:table-cell>
          <table:table-cell office:value-type="string">
            <text:p>Less than 1 year</text:p>
          </table:table-cell>
          <table:table-cell table:number-columns-repeated="3"/>
        </table:table-row>
        <table:table-row table:style-name="ro1">
          <table:table-cell office:value-type="string">
            <text:p>Most of the time</text:p>
          </table:table-cell>
          <table:table-cell office:value-type="string">
            <text:p>1-3 years</text:p>
          </table:table-cell>
          <table:table-cell table:number-columns-repeated="3"/>
        </table:table-row>
        <table:table-row table:style-name="ro1" table:visibility="filter">
          <table:table-cell office:value-type="string">
            <text:p>Most of the time</text:p>
          </table:table-cell>
          <table:table-cell table:number-columns-repeated="4"/>
        </table:table-row>
        <table:table-row table:style-name="ro1">
          <table:table-cell office:value-type="string">
            <text:p>Some of the time</text:p>
          </table:table-cell>
          <table:table-cell office:value-type="string">
            <text:p>Less than 1 year</text:p>
          </table:table-cell>
          <table:table-cell table:number-columns-repeated="3"/>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table-cell office:value-type="string">
            <text:p>Rarely</text:p>
          </table:table-cell>
          <table:table-cell office:value-type="string">
            <text:p>3-6 years</text:p>
          </table:table-cell>
          <table:table-cell table:number-columns-repeated="3"/>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table-cell office:value-type="string">
            <text:p>All the time</text:p>
          </table:table-cell>
          <table:table-cell office:value-type="string">
            <text:p>More than 6 years</text:p>
          </table:table-cell>
          <table:table-cell table:number-columns-repeated="3"/>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number-rows-repeated="1048548">
          <table:table-cell table:number-columns-repeated="5"/>
        </table:table-row>
        <table:table-row table:style-name="ro1">
          <table:table-cell table:number-columns-repeated="5"/>
        </table:table-row>
      </table:table>
      <table:table table:name="Participants Representation" table:style-name="ta1">
        <office:forms form:automatic-focus="false" form:apply-design-mode="false"/>
        <table:table-column table:style-name="co6" table:default-cell-style-name="ce6"/>
        <table:table-column table:style-name="co6" table:default-cell-style-name="ce10"/>
        <table:table-column table:style-name="co6" table:number-columns-repeated="4" table:default-cell-style-name="Default"/>
        <table:table-column table:style-name="co28" table:number-columns-repeated="3" table:default-cell-style-name="Default"/>
        <table:table-column table:style-name="co29" table:default-cell-style-name="Default"/>
        <table:table-column table:style-name="co30" table:default-cell-style-name="Default"/>
        <table:table-row table:style-name="ro1">
          <table:table-cell table:style-name="Default" office:value-type="string">
            <text:p>Filter</text:p>
          </table:table-cell>
          <table:table-cell table:style-name="Default"/>
          <table:table-cell table:number-columns-repeated="9"/>
        </table:table-row>
        <table:table-row table:style-name="ro1">
          <table:table-cell table:style-name="Default" table:number-columns-repeated="2"/>
          <table:table-cell table:number-columns-repeated="9"/>
        </table:table-row>
        <table:table-row table:style-name="ro1">
          <table:table-cell table:style-name="ce4" office:value-type="string">
            <text:p>GROUP</text:p>
          </table:table-cell>
          <table:table-cell table:style-name="ce8"/>
          <table:table-cell table:number-columns-repeated="4"/>
          <table:table-cell office:value-type="string">
            <text:p>Web Service</text:p>
          </table:table-cell>
          <table:table-cell office:value-type="string">
            <text:p>Language</text:p>
          </table:table-cell>
          <table:table-cell office:value-type="string">
            <text:p>Composition</text:p>
          </table:table-cell>
          <table:table-cell office:value-type="string">
            <text:p>Respondents</text:p>
          </table:table-cell>
          <table:table-cell/>
        </table:table-row>
        <table:table-row table:style-name="ro1">
          <table:table-cell table:style-name="ce5" office:value-type="string">
            <text:p>Group 1</text:p>
          </table:table-cell>
          <table:table-cell table:style-name="ce9" office:value-type="float" office:value="3">
            <text:p>3</text:p>
          </table:table-cell>
          <table:table-cell table:number-columns-repeated="3"/>
          <table:table-cell office:value-type="string">
            <text:p>Group 1</text:p>
          </table:table-cell>
          <table:table-cell table:number-columns-repeated="2"/>
          <table:table-cell table:formula="of:=VLOOKUP(TRIM([.F4]); ['Target Population'.A1:.E13]; 5; 0)" office:value-type="float" office:value="3">
            <text:p>3</text:p>
          </table:table-cell>
          <table:table-cell table:formula="of:=COUNTIF(['Raw Data'.$F$2:.$F$27]; [.F4])" office:value-type="float" office:value="3">
            <text:p>3</text:p>
          </table:table-cell>
          <table:table-cell/>
        </table:table-row>
        <table:table-row table:style-name="ro1">
          <table:table-cell office:value-type="string">
            <text:p>Group 10</text:p>
          </table:table-cell>
          <table:table-cell office:value-type="float" office:value="2">
            <text:p>2</text:p>
          </table:table-cell>
          <table:table-cell table:number-columns-repeated="3"/>
          <table:table-cell office:value-type="string">
            <text:p>Group 2</text:p>
          </table:table-cell>
          <table:table-cell table:number-columns-repeated="2"/>
          <table:table-cell table:formula="of:=VLOOKUP(TRIM([.F5]); ['Target Population'.A2:.E14]; 5; 0)" office:value-type="float" office:value="3">
            <text:p>3</text:p>
          </table:table-cell>
          <table:table-cell table:formula="of:=COUNTIF(['Raw Data'.$F$2:.$F$27]; [.F5])" office:value-type="float" office:value="3">
            <text:p>3</text:p>
          </table:table-cell>
          <table:table-cell/>
        </table:table-row>
        <table:table-row table:style-name="ro1">
          <table:table-cell office:value-type="string">
            <text:p>Group 11</text:p>
          </table:table-cell>
          <table:table-cell office:value-type="float" office:value="1">
            <text:p>1</text:p>
          </table:table-cell>
          <table:table-cell table:number-columns-repeated="3"/>
          <table:table-cell office:value-type="string">
            <text:p>Group 3</text:p>
          </table:table-cell>
          <table:table-cell table:number-columns-repeated="2"/>
          <table:table-cell table:formula="of:=VLOOKUP(TRIM([.F6]); ['Target Population'.A3:.E15]; 5; 0)" office:value-type="float" office:value="3">
            <text:p>3</text:p>
          </table:table-cell>
          <table:table-cell table:formula="of:=COUNTIF(['Raw Data'.$F$2:.$F$27]; [.F6])" office:value-type="float" office:value="1">
            <text:p>1</text:p>
          </table:table-cell>
          <table:table-cell/>
        </table:table-row>
        <table:table-row table:style-name="ro1">
          <table:table-cell office:value-type="string">
            <text:p>Group 12</text:p>
          </table:table-cell>
          <table:table-cell office:value-type="float" office:value="2">
            <text:p>2</text:p>
          </table:table-cell>
          <table:table-cell table:number-columns-repeated="3"/>
          <table:table-cell office:value-type="string">
            <text:p>Group 4</text:p>
          </table:table-cell>
          <table:table-cell table:number-columns-repeated="2"/>
          <table:table-cell table:formula="of:=VLOOKUP(TRIM([.F7]); ['Target Population'.A4:.E16]; 5; 0)" office:value-type="float" office:value="3">
            <text:p>3</text:p>
          </table:table-cell>
          <table:table-cell table:formula="of:=COUNTIF(['Raw Data'.$F$2:.$F$27]; [.F7])" office:value-type="float" office:value="2">
            <text:p>2</text:p>
          </table:table-cell>
          <table:table-cell/>
        </table:table-row>
        <table:table-row table:style-name="ro1">
          <table:table-cell office:value-type="string">
            <text:p>Group 2</text:p>
          </table:table-cell>
          <table:table-cell office:value-type="float" office:value="3">
            <text:p>3</text:p>
          </table:table-cell>
          <table:table-cell table:number-columns-repeated="3"/>
          <table:table-cell office:value-type="string">
            <text:p>Group 5</text:p>
          </table:table-cell>
          <table:table-cell table:number-columns-repeated="2"/>
          <table:table-cell table:formula="of:=VLOOKUP(TRIM([.F8]); ['Target Population'.A5:.E17]; 5; 0)" office:value-type="float" office:value="3">
            <text:p>3</text:p>
          </table:table-cell>
          <table:table-cell table:formula="of:=COUNTIF(['Raw Data'.$F$2:.$F$27]; [.F8])" office:value-type="float" office:value="2">
            <text:p>2</text:p>
          </table:table-cell>
          <table:table-cell/>
        </table:table-row>
        <table:table-row table:style-name="ro1">
          <table:table-cell office:value-type="string">
            <text:p>Group 3</text:p>
          </table:table-cell>
          <table:table-cell office:value-type="float" office:value="1">
            <text:p>1</text:p>
          </table:table-cell>
          <table:table-cell table:number-columns-repeated="3"/>
          <table:table-cell table:style-name="ce13" office:value-type="string">
            <text:p>Group 6</text:p>
          </table:table-cell>
          <table:table-cell table:style-name="ce13" table:number-columns-repeated="2"/>
          <table:table-cell table:style-name="ce13" table:formula="of:=VLOOKUP(TRIM([.F9]); ['Target Population'.A6:.E18]; 5; 0)" office:value-type="float" office:value="2">
            <text:p>2</text:p>
          </table:table-cell>
          <table:table-cell table:style-name="ce13" table:formula="of:=COUNTIF(['Raw Data'.$F$2:.$F$27]; [.F9])" office:value-type="float" office:value="3">
            <text:p>3</text:p>
          </table:table-cell>
          <table:table-cell/>
        </table:table-row>
        <table:table-row table:style-name="ro1">
          <table:table-cell office:value-type="string">
            <text:p>Group 4</text:p>
          </table:table-cell>
          <table:table-cell office:value-type="float" office:value="2">
            <text:p>2</text:p>
          </table:table-cell>
          <table:table-cell table:number-columns-repeated="3"/>
          <table:table-cell table:style-name="ce13" office:value-type="string">
            <text:p>Group 7</text:p>
          </table:table-cell>
          <table:table-cell table:style-name="ce13" table:number-columns-repeated="2"/>
          <table:table-cell table:style-name="ce13" table:formula="of:=VLOOKUP(TRIM([.F10]); ['Target Population'.A7:.E19]; 5; 0)" office:value-type="float" office:value="3">
            <text:p>3</text:p>
          </table:table-cell>
          <table:table-cell table:style-name="ce13" table:formula="of:=COUNTIF(['Raw Data'.$F$2:.$F$27]; [.F10])" office:value-type="float" office:value="4">
            <text:p>4</text:p>
          </table:table-cell>
          <table:table-cell table:style-name="ce2"/>
        </table:table-row>
        <table:table-row table:style-name="ro1">
          <table:table-cell office:value-type="string">
            <text:p>Group 5</text:p>
          </table:table-cell>
          <table:table-cell office:value-type="float" office:value="2">
            <text:p>2</text:p>
          </table:table-cell>
          <table:table-cell table:number-columns-repeated="3"/>
          <table:table-cell office:value-type="string">
            <text:p>Group 8</text:p>
          </table:table-cell>
          <table:table-cell table:number-columns-repeated="2"/>
          <table:table-cell table:formula="of:=VLOOKUP(TRIM([.F11]); ['Target Population'.A8:.E20]; 5; 0)" office:value-type="float" office:value="3">
            <text:p>3</text:p>
          </table:table-cell>
          <table:table-cell table:formula="of:=COUNTIF(['Raw Data'.$F$2:.$F$27]; [.F11])" office:value-type="float" office:value="1">
            <text:p>1</text:p>
          </table:table-cell>
          <table:table-cell/>
        </table:table-row>
        <table:table-row table:style-name="ro1">
          <table:table-cell office:value-type="string">
            <text:p>Group 6</text:p>
          </table:table-cell>
          <table:table-cell office:value-type="float" office:value="3">
            <text:p>3</text:p>
          </table:table-cell>
          <table:table-cell table:number-columns-repeated="3"/>
          <table:table-cell office:value-type="string">
            <text:p>Group 9</text:p>
          </table:table-cell>
          <table:table-cell table:number-columns-repeated="2"/>
          <table:table-cell table:formula="of:=VLOOKUP(TRIM([.F12]); ['Target Population'.A9:.E21]; 5; 0)" office:value-type="float" office:value="3">
            <text:p>3</text:p>
          </table:table-cell>
          <table:table-cell table:formula="of:=COUNTIF(['Raw Data'.$F$2:.$F$27]; [.F12])" office:value-type="float" office:value="2">
            <text:p>2</text:p>
          </table:table-cell>
          <table:table-cell/>
        </table:table-row>
        <table:table-row table:style-name="ro1">
          <table:table-cell office:value-type="string">
            <text:p>Group 7</text:p>
          </table:table-cell>
          <table:table-cell office:value-type="float" office:value="4">
            <text:p>4</text:p>
          </table:table-cell>
          <table:table-cell table:number-columns-repeated="3"/>
          <table:table-cell office:value-type="string">
            <text:p>Group 10</text:p>
          </table:table-cell>
          <table:table-cell table:number-columns-repeated="2"/>
          <table:table-cell table:formula="of:=VLOOKUP(TRIM([.F13]); ['Target Population'.A10:.E22]; 5; 0)" office:value-type="float" office:value="3">
            <text:p>3</text:p>
          </table:table-cell>
          <table:table-cell table:formula="of:=COUNTIF(['Raw Data'.$F$2:.$F$27]; [.F13])" office:value-type="float" office:value="2">
            <text:p>2</text:p>
          </table:table-cell>
          <table:table-cell/>
        </table:table-row>
        <table:table-row table:style-name="ro1">
          <table:table-cell office:value-type="string">
            <text:p>Group 8</text:p>
          </table:table-cell>
          <table:table-cell office:value-type="float" office:value="1">
            <text:p>1</text:p>
          </table:table-cell>
          <table:table-cell table:number-columns-repeated="3"/>
          <table:table-cell office:value-type="string">
            <text:p>Group 11</text:p>
          </table:table-cell>
          <table:table-cell table:number-columns-repeated="2"/>
          <table:table-cell table:formula="of:=VLOOKUP(TRIM([.F14]); ['Target Population'.A11:.E23]; 5; 0)" office:value-type="float" office:value="3">
            <text:p>3</text:p>
          </table:table-cell>
          <table:table-cell table:formula="of:=COUNTIF(['Raw Data'.$F$2:.$F$27]; [.F14])" office:value-type="float" office:value="1">
            <text:p>1</text:p>
          </table:table-cell>
          <table:table-cell/>
        </table:table-row>
        <table:table-row table:style-name="ro1">
          <table:table-cell office:value-type="string">
            <text:p>Group 9</text:p>
          </table:table-cell>
          <table:table-cell table:style-name="ce11" office:value-type="float" office:value="2">
            <text:p>2</text:p>
          </table:table-cell>
          <table:table-cell table:number-columns-repeated="3"/>
          <table:table-cell office:value-type="string">
            <text:p>Group 12</text:p>
          </table:table-cell>
          <table:table-cell table:number-columns-repeated="2"/>
          <table:table-cell table:formula="of:=VLOOKUP(TRIM([.F15]); ['Target Population'.A12:.E24]; 5; 0)" office:value-type="float" office:value="2">
            <text:p>2</text:p>
          </table:table-cell>
          <table:table-cell table:formula="of:=COUNTIF(['Raw Data'.$F$2:.$F$27]; [.F15])" office:value-type="float" office:value="2">
            <text:p>2</text:p>
          </table:table-cell>
          <table:table-cell/>
        </table:table-row>
        <table:table-row table:style-name="ro1">
          <table:table-cell table:style-name="ce7" office:value-type="string">
            <text:p>Total Result</text:p>
          </table:table-cell>
          <table:table-cell table:style-name="ce12" office:value-type="float" office:value="26">
            <text:p>26</text:p>
          </table:table-cell>
          <table:table-cell table:number-columns-repeated="6"/>
          <table:table-cell table:formula="of:=SUM([.I4:.I15])" office:value-type="float" office:value="34">
            <text:p>34</text:p>
          </table:table-cell>
          <table:table-cell table:formula="of:=SUM([.J4:.J15])" office:value-type="float" office:value="26">
            <text:p>26</text:p>
          </table:table-cell>
          <table:table-cell/>
        </table:table-row>
      </table:table>
      <table:table table:name="Background - Frequency" table:style-name="ta1">
        <office:forms form:automatic-focus="false" form:apply-design-mode="false"/>
        <table:table-column table:style-name="co25" table:default-cell-style-name="Default"/>
        <table:table-column table:style-name="co31" table:default-cell-style-name="Default"/>
        <table:table-column table:style-name="co32" table:default-cell-style-name="Default"/>
        <table:table-column table:style-name="co33" table:default-cell-style-name="Default"/>
        <table:table-row table:style-name="ro1">
          <table:table-cell table:style-name="ce2"/>
          <table:table-cell table:style-name="ce2" office:value-type="string">
            <text:p>Cloud-based</text:p>
          </table:table-cell>
          <table:table-cell table:style-name="ce2" office:value-type="string">
            <text:p>Database-based</text:p>
          </table:table-cell>
          <table:table-cell table:style-name="ce2" office:value-type="string">
            <text:p>File-based</text:p>
          </table:table-cell>
        </table:table-row>
        <table:table-row table:style-name="ro1">
          <table:table-cell office:value-type="string">
            <text:p>Not at all</text:p>
          </table:table-cell>
          <table:table-cell table:formula="of:=COUNTIF(['Raw Data'.I$1:.I$27]; [.$A2])" office:value-type="float" office:value="0">
            <text:p>0</text:p>
          </table:table-cell>
          <table:table-cell table:formula="of:=COUNTIF(['Raw Data'.J$1:.J$27]; [.$A2])" office:value-type="float" office:value="0">
            <text:p>0</text:p>
          </table:table-cell>
          <table:table-cell table:formula="of:=COUNTIF(['Raw Data'.K$1:.K$27]; [.$A2])" office:value-type="float" office:value="13">
            <text:p>13</text:p>
          </table:table-cell>
        </table:table-row>
        <table:table-row table:style-name="ro1">
          <table:table-cell office:value-type="string">
            <text:p>Rarely</text:p>
          </table:table-cell>
          <table:table-cell table:formula="of:=COUNTIF(['Raw Data'.I$1:.I$27]; [.$A3])" office:value-type="float" office:value="0">
            <text:p>0</text:p>
          </table:table-cell>
          <table:table-cell table:formula="of:=COUNTIF(['Raw Data'.J$1:.J$27]; [.$A3])" office:value-type="float" office:value="0">
            <text:p>0</text:p>
          </table:table-cell>
          <table:table-cell table:formula="of:=COUNTIF(['Raw Data'.K$1:.K$27]; [.$A3])" office:value-type="float" office:value="8">
            <text:p>8</text:p>
          </table:table-cell>
        </table:table-row>
        <table:table-row table:style-name="ro1">
          <table:table-cell office:value-type="string">
            <text:p>Some of the time</text:p>
          </table:table-cell>
          <table:table-cell table:formula="of:=COUNTIF(['Raw Data'.I$1:.I$27]; [.$A4])" office:value-type="float" office:value="0">
            <text:p>0</text:p>
          </table:table-cell>
          <table:table-cell table:formula="of:=COUNTIF(['Raw Data'.J$1:.J$27]; [.$A4])" office:value-type="float" office:value="0">
            <text:p>0</text:p>
          </table:table-cell>
          <table:table-cell table:formula="of:=COUNTIF(['Raw Data'.K$1:.K$27]; [.$A4])" office:value-type="float" office:value="5">
            <text:p>5</text:p>
          </table:table-cell>
        </table:table-row>
        <table:table-row table:style-name="ro1">
          <table:table-cell office:value-type="string">
            <text:p>Most of the time</text:p>
          </table:table-cell>
          <table:table-cell table:formula="of:=COUNTIF(['Raw Data'.I$1:.I$27]; [.$A5])" office:value-type="float" office:value="0">
            <text:p>0</text:p>
          </table:table-cell>
          <table:table-cell table:formula="of:=COUNTIF(['Raw Data'.J$1:.J$27]; [.$A5])" office:value-type="float" office:value="0">
            <text:p>0</text:p>
          </table:table-cell>
          <table:table-cell table:formula="of:=COUNTIF(['Raw Data'.K$1:.K$27]; [.$A5])" office:value-type="float" office:value="0">
            <text:p>0</text:p>
          </table:table-cell>
        </table:table-row>
        <table:table-row table:style-name="ro1">
          <table:table-cell office:value-type="string">
            <text:p>All the time</text:p>
          </table:table-cell>
          <table:table-cell table:formula="of:=COUNTIF(['Raw Data'.I$1:.I$27]; [.$A6])" office:value-type="float" office:value="0">
            <text:p>0</text:p>
          </table:table-cell>
          <table:table-cell table:formula="of:=COUNTIF(['Raw Data'.J$1:.J$27]; [.$A6])" office:value-type="float" office:value="0">
            <text:p>0</text:p>
          </table:table-cell>
          <table:table-cell table:formula="of:=COUNTIF(['Raw Data'.K$1:.K$27]; [.$A6])" office:value-type="float" office:value="0">
            <text:p>0</text:p>
          </table:table-cell>
        </table:table-row>
        <table:table-row table:style-name="ro1">
          <table:table-cell/>
          <table:table-cell table:formula="of:=SUM([.B2:.B6])" office:value-type="float" office:value="0">
            <text:p>0</text:p>
          </table:table-cell>
          <table:table-cell table:formula="of:=SUM([.C2:.C6])" office:value-type="float" office:value="0">
            <text:p>0</text:p>
          </table:table-cell>
          <table:table-cell table:formula="of:=SUM([.D2:.D6])" office:value-type="float" office:value="26">
            <text:p>26</text:p>
          </table:table-cell>
        </table:table-row>
      </table:table>
      <table:table table:name="Background - Experience" table:style-name="ta1">
        <office:forms form:automatic-focus="false" form:apply-design-mode="false"/>
        <table:table-column table:style-name="co2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table-cell table:style-name="ce2" office:value-type="string">
            <text:p>Web Applications</text:p>
          </table:table-cell>
          <table:table-cell table:style-name="ce2" office:value-type="string">
            <text:p>Database-driven Applications</text:p>
          </table:table-cell>
          <table:table-cell table:style-name="ce2" office:value-type="string">
            <text:p>DBMS</text:p>
          </table:table-cell>
          <table:table-cell table:style-name="ce2" office:value-type="string">
            <text:p>XML</text:p>
          </table:table-cell>
        </table:table-row>
        <table:table-row table:style-name="ro1">
          <table:table-cell office:value-type="string">
            <text:p>Less than 1 year</text:p>
          </table:table-cell>
          <table:table-cell table:formula="of:=COUNTIF(['Raw Data'.E$1:.E$27];[.$A2])" office:value-type="float" office:value="0">
            <text:p>0</text:p>
          </table:table-cell>
          <table:table-cell table:formula="of:=COUNTIF(['Raw Data'.F$1:.F$27];[.$A2])" office:value-type="float" office:value="0">
            <text:p>0</text:p>
          </table:table-cell>
          <table:table-cell table:formula="of:=COUNTIF(['Raw Data'.G$1:.G$27];[.$A2])" office:value-type="float" office:value="14">
            <text:p>14</text:p>
          </table:table-cell>
          <table:table-cell table:formula="of:=COUNTIF(['Raw Data'.H$1:.H$27];[.$A2])" office:value-type="float" office:value="13">
            <text:p>13</text:p>
          </table:table-cell>
        </table:table-row>
        <table:table-row table:style-name="ro1">
          <table:table-cell office:value-type="string">
            <text:p>1-3 years</text:p>
          </table:table-cell>
          <table:table-cell table:formula="of:=COUNTIF(['Raw Data'.E$1:.E$27];[.$A3])" office:value-type="float" office:value="0">
            <text:p>0</text:p>
          </table:table-cell>
          <table:table-cell table:formula="of:=COUNTIF(['Raw Data'.F$1:.F$27];[.$A3])" office:value-type="float" office:value="0">
            <text:p>0</text:p>
          </table:table-cell>
          <table:table-cell table:formula="of:=COUNTIF(['Raw Data'.G$1:.G$27];[.$A3])" office:value-type="float" office:value="10">
            <text:p>10</text:p>
          </table:table-cell>
          <table:table-cell table:formula="of:=COUNTIF(['Raw Data'.H$1:.H$27];[.$A3])" office:value-type="float" office:value="11">
            <text:p>11</text:p>
          </table:table-cell>
        </table:table-row>
        <table:table-row table:style-name="ro1">
          <table:table-cell office:value-type="string">
            <text:p>3-6 years</text:p>
          </table:table-cell>
          <table:table-cell table:formula="of:=COUNTIF(['Raw Data'.E$1:.E$27];[.$A4])" office:value-type="float" office:value="0">
            <text:p>0</text:p>
          </table:table-cell>
          <table:table-cell table:formula="of:=COUNTIF(['Raw Data'.F$1:.F$27];[.$A4])" office:value-type="float" office:value="0">
            <text:p>0</text:p>
          </table:table-cell>
          <table:table-cell table:formula="of:=COUNTIF(['Raw Data'.G$1:.G$27];[.$A4])" office:value-type="float" office:value="1">
            <text:p>1</text:p>
          </table:table-cell>
          <table:table-cell table:formula="of:=COUNTIF(['Raw Data'.H$1:.H$27];[.$A4])" office:value-type="float" office:value="1">
            <text:p>1</text:p>
          </table:table-cell>
        </table:table-row>
        <table:table-row table:style-name="ro1">
          <table:table-cell office:value-type="string">
            <text:p>More than 6 years</text:p>
          </table:table-cell>
          <table:table-cell table:formula="of:=COUNTIF(['Raw Data'.E$1:.E$27];[.$A5])" office:value-type="float" office:value="0">
            <text:p>0</text:p>
          </table:table-cell>
          <table:table-cell table:formula="of:=COUNTIF(['Raw Data'.F$1:.F$27];[.$A5])" office:value-type="float" office:value="0">
            <text:p>0</text:p>
          </table:table-cell>
          <table:table-cell table:formula="of:=COUNTIF(['Raw Data'.G$1:.G$27];[.$A5])" office:value-type="float" office:value="1">
            <text:p>1</text:p>
          </table:table-cell>
          <table:table-cell table:formula="of:=COUNTIF(['Raw Data'.H$1:.H$27];[.$A5])" office:value-type="float" office:value="1">
            <text:p>1</text:p>
          </table:table-cell>
        </table:table-row>
        <table:table-row table:style-name="ro1">
          <table:table-cell/>
          <table:table-cell table:formula="of:=SUM([.B2:.B5])" office:value-type="float" office:value="0">
            <text:p>0</text:p>
          </table:table-cell>
          <table:table-cell table:formula="of:=SUM([.C2:.C5])" office:value-type="float" office:value="0">
            <text:p>0</text:p>
          </table:table-cell>
          <table:table-cell table:formula="of:=SUM([.D2:.D5])" office:value-type="float" office:value="26">
            <text:p>26</text:p>
          </table:table-cell>
          <table:table-cell table:formula="of:=SUM([.E2:.E5])" office:value-type="float" office:value="26">
            <text:p>26</text:p>
          </table:table-cell>
        </table:table-row>
      </table:table>
      <table:table table:name="Rankings" table:style-name="ta1">
        <office:forms form:automatic-focus="false" form:apply-design-mode="false"/>
        <table:table-column table:style-name="co38" table:number-columns-repeated="3" table:default-cell-style-name="Default"/>
        <table:table-column table:style-name="co26" table:default-cell-style-name="Default"/>
        <table:table-column table:style-name="co38" table:default-cell-style-name="Default"/>
        <table:table-column table:style-name="co39" table:number-columns-repeated="3" table:default-cell-style-name="Default"/>
        <table:table-column table:style-name="co6" table:number-columns-repeated="6" table:default-cell-style-name="Default"/>
        <table:table-row table:style-name="ro1">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table:number-columns-repeated="10"/>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table-cell office:value-type="string">
            <text:p>Ranking 1</text:p>
          </table:table-cell>
          <table:table-cell office:value-type="string">
            <text:p>Ranking 2</text:p>
          </table:table-cell>
          <table:table-cell office:value-type="string">
            <text:p>Ranking 3</text:p>
          </table:table-cell>
          <table:table-cell table:number-columns-repeated="3"/>
          <table:table-cell office:value-type="string">
            <text:p>Ranking 3</text:p>
          </table:table-cell>
          <table:table-cell office:value-type="string">
            <text:p>Ranking 2</text:p>
          </table:table-cell>
          <table:table-cell office:value-type="string">
            <text:p>Ranking 1</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office:value-type="string">
            <text:p>Cloud-based</text:p>
          </table:table-cell>
          <table:table-cell table:formula="of:=COUNTIF([.A1:.A27]; [.E3])" office:value-type="float" office:value="8">
            <text:p>8</text:p>
          </table:table-cell>
          <table:table-cell table:formula="of:=COUNTIF([.B1:.B27]; [.E3])" office:value-type="float" office:value="5">
            <text:p>5</text:p>
          </table:table-cell>
          <table:table-cell table:formula="of:=COUNTIF([.C1:.C27]; [.E3])" office:value-type="float" office:value="13">
            <text:p>13</text:p>
          </table:table-cell>
          <table:table-cell table:number-columns-repeated="2"/>
          <table:table-cell office:value-type="string">
            <text:p>Cloud-based</text:p>
          </table:table-cell>
          <table:table-cell office:value-type="float" office:value="13">
            <text:p>13</text:p>
          </table:table-cell>
          <table:table-cell office:value-type="float" office:value="5">
            <text:p>5</text:p>
          </table:table-cell>
          <table:table-cell office:value-type="float" office:value="8">
            <text:p>8</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string">
            <text:p>Database-based</text:p>
          </table:table-cell>
          <table:table-cell table:formula="of:=COUNTIF([.A1:.A27]; [.E4])" office:value-type="float" office:value="12">
            <text:p>12</text:p>
          </table:table-cell>
          <table:table-cell table:formula="of:=COUNTIF([.B1:.B27]; [.E4])" office:value-type="float" office:value="10">
            <text:p>10</text:p>
          </table:table-cell>
          <table:table-cell table:formula="of:=COUNTIF([.C1:.C27]; [.E4])" office:value-type="float" office:value="4">
            <text:p>4</text:p>
          </table:table-cell>
          <table:table-cell table:number-columns-repeated="2"/>
          <table:table-cell office:value-type="string">
            <text:p>Database-based</text:p>
          </table:table-cell>
          <table:table-cell office:value-type="float" office:value="4">
            <text:p>4</text:p>
          </table:table-cell>
          <table:table-cell office:value-type="float" office:value="10">
            <text:p>10</text:p>
          </table:table-cell>
          <table:table-cell office:value-type="float" office:value="12">
            <text:p>12</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office:value-type="string">
            <text:p>File-based</text:p>
          </table:table-cell>
          <table:table-cell table:formula="of:=COUNTIF([.A1:.A27]; [.E5])" office:value-type="float" office:value="6">
            <text:p>6</text:p>
          </table:table-cell>
          <table:table-cell table:formula="of:=COUNTIF([.B1:.B27]; [.E5])" office:value-type="float" office:value="11">
            <text:p>11</text:p>
          </table:table-cell>
          <table:table-cell table:formula="of:=COUNTIF([.C1:.C27]; [.E5])" office:value-type="float" office:value="9">
            <text:p>9</text:p>
          </table:table-cell>
          <table:table-cell table:number-columns-repeated="2"/>
          <table:table-cell office:value-type="string">
            <text:p>File-based</text:p>
          </table:table-cell>
          <table:table-cell office:value-type="float" office:value="9">
            <text:p>9</text:p>
          </table:table-cell>
          <table:table-cell office:value-type="float" office:value="11">
            <text:p>11</text:p>
          </table:table-cell>
          <table:table-cell office:value-type="float" office:value="6">
            <text:p>6</text:p>
          </table:table-cell>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10"/>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10"/>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10"/>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10"/>
        </table:table-row>
        <table:table-row table:style-name="ro2">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10"/>
        </table:table-row>
        <table:table-row table:style-name="ro2">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10"/>
        </table:table-row>
        <table:table-row table:style-name="ro2">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10"/>
        </table:table-row>
        <table:table-row table:style-name="ro2">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10"/>
        </table:table-row>
        <table:table-row table:style-name="ro1">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10"/>
        </table:table-row>
        <table:table-row table:style-name="ro1" table:number-rows-repeated="1048548">
          <table:table-cell table:number-columns-repeated="14"/>
        </table:table-row>
        <table:table-row table:style-name="ro1">
          <table:table-cell table:number-columns-repeated="14"/>
        </table:table-row>
      </table:table>
      <table:table table:name="DL Concepts" table:style-name="ta1">
        <office:forms form:automatic-focus="false" form:apply-design-mode="false"/>
        <table:table-column table:style-name="co7" table:default-cell-style-name="Default"/>
        <table:table-column table:style-name="co1" table:default-cell-style-name="Default"/>
        <table:table-column table:style-name="co40" table:default-cell-style-name="Default"/>
        <table:table-column table:style-name="co41" table:default-cell-style-name="Default"/>
        <table:table-column table:style-name="co6" table:number-columns-repeated="9" table:default-cell-style-name="Default"/>
        <table:table-row table:style-name="ro1">
          <table:table-cell office:value-type="string">
            <text:p>ID</text:p>
          </table:table-cell>
          <table:table-cell office:value-type="string">
            <text:p>Metadata</text:p>
          </table:table-cell>
          <table:table-cell office:value-type="string">
            <text:p>DL</text:p>
          </table:table-cell>
          <table:table-cell office:value-type="string">
            <text:p>Preservation</text:p>
          </table:table-cell>
          <table:table-cell table:number-columns-repeated="5"/>
          <table:table-cell office:value-type="string">
            <text:p>Classification</text:p>
          </table:table-cell>
          <table:table-cell office:value-type="string">
            <text:p>Metadata</text:p>
          </table:table-cell>
          <table:table-cell office:value-type="string">
            <text:p>DL</text:p>
          </table:table-cell>
          <table:table-cell office:value-type="string">
            <text:p>Preservation</text:p>
          </table:table-cell>
        </table:table-row>
        <table:table-row table:style-name="ro1">
          <table:table-cell office:value-type="float" office:value="11">
            <text:p>11</text:p>
          </table:table-cell>
          <table:table-cell table:number-columns-repeated="3" office:value-type="float" office:value="1">
            <text:p>1</text:p>
          </table:table-cell>
          <table:table-cell table:number-columns-repeated="5"/>
          <table:table-cell office:value-type="float" office:value="1">
            <text:p>1</text:p>
          </table:table-cell>
          <table:table-cell table:formula="of:=COUNTIF([.$B$2:.$B$27]; [.J2])" office:value-type="float" office:value="8">
            <text:p>8</text:p>
          </table:table-cell>
          <table:table-cell table:formula="of:=COUNTIF([.$C$2:.$C$27]; [.J2])" office:value-type="float" office:value="10">
            <text:p>10</text:p>
          </table:table-cell>
          <table:table-cell table:formula="of:=COUNTIF([.$D$2:.$D$27]; [.J2])" office:value-type="float" office:value="11">
            <text:p>11</text:p>
          </table:table-cell>
        </table:table-row>
        <table:table-row table:style-name="ro1">
          <table:table-cell office:value-type="float" office:value="27">
            <text:p>27</text:p>
          </table:table-cell>
          <table:table-cell table:number-columns-repeated="3" office:value-type="float" office:value="3">
            <text:p>3</text:p>
          </table:table-cell>
          <table:table-cell table:number-columns-repeated="5"/>
          <table:table-cell office:value-type="float" office:value="2">
            <text:p>2</text:p>
          </table:table-cell>
          <table:table-cell table:formula="of:=COUNTIF([.$B$2:.$B$27]; [.J3])" office:value-type="float" office:value="9">
            <text:p>9</text:p>
          </table:table-cell>
          <table:table-cell table:formula="of:=COUNTIF([.$C$2:.$C$27]; [.J3])" office:value-type="float" office:value="11">
            <text:p>11</text:p>
          </table:table-cell>
          <table:table-cell table:formula="of:=COUNTIF([.$D$2:.$D$27]; [.J3])" office:value-type="float" office:value="8">
            <text:p>8</text:p>
          </table:table-cell>
        </table:table-row>
        <table:table-row table:style-name="ro1">
          <table:table-cell office:value-type="float" office:value="29">
            <text:p>29</text:p>
          </table:table-cell>
          <table:table-cell table:number-columns-repeated="3" office:value-type="float" office:value="2">
            <text:p>2</text:p>
          </table:table-cell>
          <table:table-cell table:number-columns-repeated="5"/>
          <table:table-cell office:value-type="float" office:value="3">
            <text:p>3</text:p>
          </table:table-cell>
          <table:table-cell table:formula="of:=COUNTIF([.$B$2:.$B$27]; [.J4])" office:value-type="float" office:value="8">
            <text:p>8</text:p>
          </table:table-cell>
          <table:table-cell table:formula="of:=COUNTIF([.$C$2:.$C$27]; [.J4])" office:value-type="float" office:value="5">
            <text:p>5</text:p>
          </table:table-cell>
          <table:table-cell table:formula="of:=COUNTIF([.$D$2:.$D$27]; [.J4])" office:value-type="float" office:value="7">
            <text:p>7</text:p>
          </table:table-cell>
        </table:table-row>
        <table:table-row table:style-name="ro1">
          <table:table-cell office:value-type="float" office:value="31">
            <text:p>31</text:p>
          </table:table-cell>
          <table:table-cell table:number-columns-repeated="3" office:value-type="float" office:value="3">
            <text:p>3</text:p>
          </table:table-cell>
          <table:table-cell table:number-columns-repeated="5"/>
          <table:table-cell office:value-type="float" office:value="4">
            <text:p>4</text:p>
          </table:table-cell>
          <table:table-cell table:formula="of:=COUNTIF([.$B$2:.$B$27]; [.J5])" office:value-type="float" office:value="1">
            <text:p>1</text:p>
          </table:table-cell>
          <table:table-cell table:formula="of:=COUNTIF([.$C$2:.$C$27]; [.J5])" office:value-type="float" office:value="0">
            <text:p>0</text:p>
          </table:table-cell>
          <table:table-cell table:formula="of:=COUNTIF([.$D$2:.$D$27]; [.J5])" office:value-type="float" office:value="0">
            <text:p>0</text:p>
          </table:table-cell>
        </table:table-row>
        <table:table-row table:style-name="ro1">
          <table:table-cell office:value-type="float" office:value="41">
            <text:p>41</text:p>
          </table:table-cell>
          <table:table-cell table:number-columns-repeated="3" office:value-type="float" office:value="3">
            <text:p>3</text:p>
          </table:table-cell>
          <table:table-cell table:number-columns-repeated="5"/>
          <table:table-cell office:value-type="float" office:value="5">
            <text:p>5</text:p>
          </table:table-cell>
          <table:table-cell table:formula="of:=COUNTIF([.$B$2:.$B$27]; [.J6])" office:value-type="float" office:value="0">
            <text:p>0</text:p>
          </table:table-cell>
          <table:table-cell table:formula="of:=COUNTIF([.$C$2:.$C$27]; [.J6])" office:value-type="float" office:value="0">
            <text:p>0</text:p>
          </table:table-cell>
          <table:table-cell table:formula="of:=COUNTIF([.$D$2:.$D$27]; [.J6])" office:value-type="float" office:value="0">
            <text:p>0</text:p>
          </table:table-cell>
        </table:table-row>
        <table:table-row table:style-name="ro1">
          <table:table-cell office:value-type="float" office:value="33">
            <text:p>33</text:p>
          </table:table-cell>
          <table:table-cell table:number-columns-repeated="3" office:value-type="float" office:value="2">
            <text:p>2</text:p>
          </table:table-cell>
          <table:table-cell table:number-columns-repeated="9"/>
        </table:table-row>
        <table:table-row table:style-name="ro1">
          <table:table-cell office:value-type="float" office:value="30">
            <text:p>30</text:p>
          </table:table-cell>
          <table:table-cell table:number-columns-repeated="3" office:value-type="float" office:value="2">
            <text:p>2</text:p>
          </table:table-cell>
          <table:table-cell table:number-columns-repeated="9"/>
        </table:table-row>
        <table:table-row table:style-name="ro1">
          <table:table-cell office:value-type="float" office:value="43">
            <text:p>4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5">
            <text:p>35</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9"/>
        </table:table-row>
        <table:table-row table:style-name="ro1">
          <table:table-cell office:value-type="float" office:value="37">
            <text:p>37</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8">
            <text:p>38</text:p>
          </table:table-cell>
          <table:table-cell table:number-columns-repeated="3" office:value-type="float" office:value="1">
            <text:p>1</text:p>
          </table:table-cell>
          <table:table-cell table:number-columns-repeated="9"/>
        </table:table-row>
        <table:table-row table:style-name="ro1">
          <table:table-cell office:value-type="float" office:value="12">
            <text:p>12</text:p>
          </table:table-cell>
          <table:table-cell table:number-columns-repeated="2" office:value-type="float" office:value="2">
            <text:p>2</text:p>
          </table:table-cell>
          <table:table-cell office:value-type="float" office:value="3">
            <text:p>3</text:p>
          </table:table-cell>
          <table:table-cell table:number-columns-repeated="9"/>
        </table:table-row>
        <table:table-row table:style-name="ro1">
          <table:table-cell office:value-type="float" office:value="24">
            <text:p>24</text:p>
          </table:table-cell>
          <table:table-cell table:number-columns-repeated="3" office:value-type="float" office:value="2">
            <text:p>2</text:p>
          </table:table-cell>
          <table:table-cell table:number-columns-repeated="9"/>
        </table:table-row>
        <table:table-row table:style-name="ro1">
          <table:table-cell office:value-type="float" office:value="42">
            <text:p>42</text:p>
          </table:table-cell>
          <table:table-cell table:number-columns-repeated="3" office:value-type="float" office:value="1">
            <text:p>1</text:p>
          </table:table-cell>
          <table:table-cell table:number-columns-repeated="9"/>
        </table:table-row>
        <table:table-row table:style-name="ro1">
          <table:table-cell office:value-type="float" office:value="17">
            <text:p>17</text:p>
          </table:table-cell>
          <table:table-cell table:number-columns-repeated="2" office:value-type="float" office:value="2">
            <text:p>2</text:p>
          </table:table-cell>
          <table:table-cell office:value-type="float" office:value="1">
            <text:p>1</text:p>
          </table:table-cell>
          <table:table-cell table:number-columns-repeated="9"/>
        </table:table-row>
        <table:table-row table:style-name="ro1">
          <table:table-cell office:value-type="float" office:value="22">
            <text:p>22</text:p>
          </table:table-cell>
          <table:table-cell table:number-columns-repeated="3" office:value-type="float" office:value="1">
            <text:p>1</text:p>
          </table:table-cell>
          <table:table-cell table:number-columns-repeated="9"/>
        </table:table-row>
        <table:table-row table:style-name="ro1">
          <table:table-cell office:value-type="float" office:value="16">
            <text:p>16</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19">
            <text:p>19</text:p>
          </table:table-cell>
          <table:table-cell table:number-columns-repeated="3" office:value-type="float" office:value="1">
            <text:p>1</text:p>
          </table:table-cell>
          <table:table-cell table:number-columns-repeated="9"/>
        </table:table-row>
        <table:table-row table:style-name="ro1">
          <table:table-cell office:value-type="float" office:value="28">
            <text:p>28</text:p>
          </table:table-cell>
          <table:table-cell table:number-columns-repeated="3" office:value-type="float" office:value="3">
            <text:p>3</text:p>
          </table:table-cell>
          <table:table-cell table:number-columns-repeated="9"/>
        </table:table-row>
        <table:table-row table:style-name="ro1">
          <table:table-cell office:value-type="float" office:value="13">
            <text:p>1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14">
            <text:p>14</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34">
            <text:p>34</text:p>
          </table:table-cell>
          <table:table-cell table:number-columns-repeated="3" office:value-type="float" office:value="2">
            <text:p>2</text:p>
          </table:table-cell>
          <table:table-cell table:number-columns-repeated="9"/>
        </table:table-row>
        <table:table-row table:style-name="ro1">
          <table:table-cell office:value-type="float" office:value="40">
            <text:p>40</text:p>
          </table:table-cell>
          <table:table-cell table:number-columns-repeated="3" office:value-type="float" office:value="1">
            <text:p>1</text:p>
          </table:table-cell>
          <table:table-cell table:number-columns-repeated="9"/>
        </table:table-row>
        <table:table-row table:style-name="ro1">
          <table:table-cell office:value-type="float" office:value="45">
            <text:p>45</text:p>
          </table:table-cell>
          <table:table-cell office:value-type="float" office:value="4">
            <text:p>4</text:p>
          </table:table-cell>
          <table:table-cell table:number-columns-repeated="2" office:value-type="float" office:value="3">
            <text:p>3</text:p>
          </table:table-cell>
          <table:table-cell table:number-columns-repeated="9"/>
        </table:table-row>
        <table:table-row table:style-name="ro1">
          <table:table-cell office:value-type="float" office:value="20">
            <text:p>20</text:p>
          </table:table-cell>
          <table:table-cell table:number-columns-repeated="3" office:value-type="float" office:value="1">
            <text:p>1</text:p>
          </table:table-cell>
          <table:table-cell table:number-columns-repeated="9"/>
        </table:table-row>
        <table:table-row table:style-name="ro1">
          <table:table-cell office:value-type="float" office:value="44">
            <text:p>44</text:p>
          </table:table-cell>
          <table:table-cell table:number-columns-repeated="3" office:value-type="float" office:value="1">
            <text:p>1</text:p>
          </table:table-cell>
          <table:table-cell table:number-columns-repeated="9"/>
        </table:table-row>
      </table:table>
      <table:named-expressions/>
      <table:database-ranges>
        <table:database-range table:name="__Anonymous_Sheet_DB__3" table:target-range-address="'Raw Data'.A1:'Raw Data'.AW27">
          <table:sort>
            <table:sort-by table:field-number="5" table:data-type="automatic"/>
            <table:sort-by table:field-number="2" table:data-type="automatic"/>
          </table:sort>
        </table:database-range>
        <table:database-range table:name="__Anonymous_Sheet_DB__4" table:target-range-address="'Lookup Tables'.A2:'Lookup Tables'.A27" table:orientation="column">
          <table:filter table:display-duplicates="false">
            <table:filter-or>
              <table:filter-condition table:field-number="-1" table:data-type="number" table:value="67" table:operator="="/>
            </table:filter-or>
          </table:filter>
        </table:database-range>
        <table:database-range table:name="__Anonymous_Sheet_DB__6" table:target-range-address="'Background - Frequency'.A2:'Background - Frequency'.A7" table:contains-header="false" table:orientation="column"/>
        <table:database-range table:name="__Anonymous_Sheet_DB__8" table:target-range-address="Rankings.A1:Rankings.D27">
          <table:sort>
            <table:sort-by table:field-number="0" table:data-type="automatic"/>
          </table:sort>
        </table:database-range>
      </table:database-ranges>
      <table:data-pilot-tables>
        <table:data-pilot-table table:name="DataPilot1" table:application-data="" table:target-range-address="'Participants Representation'.A1:'Participants Representation'.B16" table:buttons="'Participants Representation'.A1 'Participants Representation'.A3">
          <table:source-cell-range table:cell-range-address="'Raw Data'.A1:'Raw Data'.K27"/>
          <table:data-pilot-field table:source-field-name="GROUP" table:orientation="row" table:used-hierarchy="0" table:function="auto">
            <table:data-pilot-level table:show-empty="false">
              <table:data-pilot-members>
                <table:data-pilot-member table:name="Group 1" table:display="true" table:show-details="true"/>
                <table:data-pilot-member table:name="Group 10" table:display="true" table:show-details="true"/>
                <table:data-pilot-member table:name="Group 11" table:display="true" table:show-details="true"/>
                <table:data-pilot-member table:name="Group 12" table:display="true" table:show-details="true"/>
                <table:data-pilot-member table:name="Group 2" table:display="true" table:show-details="true"/>
                <table:data-pilot-member table:name="Group 3" table:display="true" table:show-details="true"/>
                <table:data-pilot-member table:name="Group 4" table:display="true" table:show-details="true"/>
                <table:data-pilot-member table:name="Group 5" table:display="true" table:show-details="true"/>
                <table:data-pilot-member table:name="Group 6" table:display="true" table:show-details="true"/>
                <table:data-pilot-member table:name="Group 7" table:display="true" table:show-details="true"/>
                <table:data-pilot-member table:name="Group 8" table:display="true" table:show-details="true"/>
                <table:data-pilot-member table:name="Group 9"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Liberation Serif" fo:font-size="10pt"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text-properties fo:font-size="10pt" fo:font-style="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 (SCAP) </meta:initial-creator>
    <meta:creation-date>2012-09-14T09:44:25</meta:creation-date>
    <dc:date>2013-01-26T15:49:44</dc:date>
    <dc:creator>Lighton Phiri</dc:creator>
    <meta:editing-duration>PT6H15M6S</meta:editing-duration>
    <meta:editing-cycles>124</meta:editing-cycles>
    <meta:generator>LibreOffice/3.5$Linux_x86 LibreOffice_project/350m1$Build-2</meta:generator>
    <meta:document-statistic meta:table-count="10" meta:cell-count="3276" meta:object-count="0"/>
  </office:meta>
</office:document-meta>
</file>